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0.35pt"/>
    </style:style>
    <style:style style:name="co2" style:family="table-column">
      <style:table-column-properties fo:break-before="auto" style:column-width="168.24pt"/>
    </style:style>
    <style:style style:name="co3" style:family="table-column">
      <style:table-column-properties fo:break-before="auto" style:column-width="208.4pt"/>
    </style:style>
    <style:style style:name="co4" style:family="table-column">
      <style:table-column-properties fo:break-before="auto" style:column-width="64.01pt"/>
    </style:style>
    <style:style style:name="co5" style:family="table-column">
      <style:table-column-properties fo:break-before="auto" style:column-width="138.39pt"/>
    </style:style>
    <style:style style:name="co6" style:family="table-column">
      <style:table-column-properties fo:break-before="auto" style:column-width="1159.46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1" style:family="table-cell" style:parent-style-name="Default">
      <style:text-properties fo:color="#4c4c4c" style:text-outline="false" style:text-line-through-style="none" style:text-line-through-type="none" style:font-name="Ubuntu" fo:font-size="6.40000009536743pt" fo:language="en" fo:country="US"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4" table:number-columns-repeated="3" table:default-cell-style-name="Default"/>
        <table:table-row table:style-name="ro1">
          <table:table-cell table:style-name="ce2" office:value-type="string" calcext:value-type="string">
            <text:p>File</text:p>
          </table:table-cell>
          <table:table-cell table:style-name="ce2" office:value-type="string" calcext:value-type="string">
            <text:p>Length</text:p>
          </table:table-cell>
          <table:table-cell table:style-name="ce2" office:value-type="string" calcext:value-type="string">
            <text:p>Human</text:p>
          </table:table-cell>
          <table:table-cell table:style-name="ce2" office:value-type="string" calcext:value-type="string">
            <text:p>AWS</text:p>
          </table:table-cell>
          <table:table-cell table:style-name="ce2" office:value-type="string" calcext:value-type="string">
            <text:p>Human words</text:p>
          </table:table-cell>
          <table:table-cell table:style-name="ce2" office:value-type="string" calcext:value-type="string">
            <text:p>MINUS INDISCERNABLE GARBLED</text:p>
          </table:table-cell>
          <table:table-cell table:style-name="ce2" office:value-type="string" calcext:value-type="string">
            <text:p>Words the Same as Human</text:p>
          </table:table-cell>
          <table:table-cell table:style-name="ce2" office:value-type="string" calcext:value-type="string">
            <text:p>Note</text:p>
          </table:table-cell>
          <table:table-cell table:number-columns-repeated="2"/>
        </table:table-row>
        <table:table-row table:style-name="ro1">
          <table:table-cell office:value-type="string" calcext:value-type="string">
            <text:p>/home/anthony/trunk-recorder/trunk-recorder/bloom/2021/7/27/1-21156-1627402200_852400000.wav</text:p>
          </table:table-cell>
          <table:table-cell/>
          <table:table-cell office:value-type="string" calcext:value-type="string">
            <text:p>SHORT, GARBLED</text:p>
          </table:table-cell>
          <table:table-cell table:number-columns-repeated="7"/>
        </table:table-row>
        <table:table-row table:style-name="ro1">
          <table:table-cell office:value-type="string" calcext:value-type="string">
            <text:p>/home/anthony/trunk-recorder/trunk-recorder/bloom/2021/7/27/2-10205-1627400289_851962500.wav</text:p>
          </table:table-cell>
          <table:table-cell/>
          <table:table-cell office:value-type="string" calcext:value-type="string">
            <text:p>SHORT, SILENT</text:p>
          </table:table-cell>
          <table:table-cell table:number-columns-repeated="7"/>
        </table:table-row>
        <table:table-row table:style-name="ro1">
          <table:table-cell office:value-type="string" calcext:value-type="string">
            <text:p>/home/anthony/trunk-recorder/trunk-recorder/bloom/2021/7/27/3-10205-1627401649_851962500.wav</text:p>
          </table:table-cell>
          <table:table-cell/>
          <table:table-cell office:value-type="string" calcext:value-type="string">
            <text:p>Shades 3 Shades Gate. Shades 3. Choice Mechanical is back again today. He said he was going to be down at the wetlands and wanted to make sure somebody had unlocked it.</text:p>
          </table:table-cell>
          <table:table-cell office:value-type="string" calcext:value-type="string">
            <text:p>Shades three Shades Gate three choice mechanical is back again today. He said he was gonna be down at the Wetlands and wanted to make sure somebody had unlocked.</text:p>
          </table:table-cell>
          <table:table-cell office:value-type="float" office:value="32" calcext:value-type="float">
            <text:p>32</text:p>
          </table:table-cell>
          <table:table-cell table:number-columns-repeated="5"/>
        </table:table-row>
        <table:table-row table:style-name="ro1">
          <table:table-cell office:value-type="string" calcext:value-type="string">
            <text:p>/home/anthony/trunk-recorder/trunk-recorder/bloom/2021/7/27/4-21156-1627401500_852400000.wav</text:p>
          </table:table-cell>
          <table:table-cell/>
          <table:table-cell office:value-type="string" calcext:value-type="string">
            <text:p>Campsite 83, Buffalo Ridge, just 10 43</text:p>
          </table:table-cell>
          <table:table-cell office:value-type="string" calcext:value-type="string">
            <text:p>Campsite 83 Buffalo Ridge. Just 10,</text:p>
          </table:table-cell>
          <table:table-cell office:value-type="float" office:value="7" calcext:value-type="float">
            <text:p>7</text:p>
          </table:table-cell>
          <table:table-cell table:number-columns-repeated="5"/>
        </table:table-row>
        <table:table-row table:style-name="ro1">
          <table:table-cell office:value-type="string" calcext:value-type="string">
            <text:p>/home/anthony/trunk-recorder/trunk-recorder/bloom/2021/7/27/5-10205-1627401675_852400000.wav</text:p>
          </table:table-cell>
          <table:table-cell/>
          <table:table-cell office:value-type="string" calcext:value-type="string">
            <text:p>SHORT, GARBLED</text:p>
          </table:table-cell>
          <table:table-cell/>
          <table:table-cell office:value-type="float" office:value="0" calcext:value-type="float">
            <text:p>0</text:p>
          </table:table-cell>
          <table:table-cell table:number-columns-repeated="5"/>
        </table:table-row>
        <table:table-row table:style-name="ro2">
          <table:table-cell office:value-type="string" calcext:value-type="string">
            <text:p>/home/anthony/trunk-recorder/trunk-recorder/bloom/2021/7/27/6-21156-1627400598_852400000.wav</text:p>
          </table:table-cell>
          <table:table-cell/>
          <table:table-cell office:value-type="string" calcext:value-type="string">
            <text:p>Showing a 2010 grey toyata prius to a Edwin and Jeanne Marugo Cadenyas out of Indy, showing expiring  in 22 of INDISCERNABLE. Check that it’s expired in July 21<text:span text:style-name="T1">st</text:span> 22 INDISCERNABLE. Be advised that 22 then its okay then. That’s afirmative, apologies. 621.</text:p>
          </table:table-cell>
          <table:table-cell office:value-type="string" calcext:value-type="string">
            <text:p>Showing a 2010 gray Toyota Prius to Edwin and G. N. Morocco. Catania's Showing expiring 22 technologies. Check that it's expired in July. I think. Like 22 then. And it's uh it's okay then. That's affirmative. Apologies. 611</text:p>
          </table:table-cell>
          <table:table-cell office:value-type="float" office:value="43" calcext:value-type="float">
            <text:p>43</text:p>
          </table:table-cell>
          <table:table-cell office:value-type="float" office:value="41" calcext:value-type="float">
            <text:p>41</text:p>
          </table:table-cell>
          <table:table-cell table:number-columns-repeated="4"/>
        </table:table-row>
        <table:table-row table:style-name="ro1">
          <table:table-cell office:value-type="string" calcext:value-type="string">
            <text:p>/home/anthony/trunk-recorder/trunk-recorder/bloom/2021/7/27/7-21156-1627401629_851962500.wav</text:p>
          </table:table-cell>
          <table:table-cell/>
          <table:table-cell office:value-type="string" calcext:value-type="string">
            <text:p>18 I’m clear. We had a couple different reports, and it was unclear exactly what happened, but I’m clear.</text:p>
          </table:table-cell>
          <table:table-cell office:value-type="string" calcext:value-type="string">
            <text:p>It's 18. I'm clear we had a couple of different reports, and it was unclear exactly what happened. But I'm clear</text:p>
          </table:table-cell>
          <table:table-cell office:value-type="float" office:value="19" calcext:value-type="float">
            <text:p>19</text:p>
          </table:table-cell>
          <table:table-cell table:number-columns-repeated="4"/>
          <table:table-cell table:style-name="ce1"/>
        </table:table-row>
        <table:table-row table:style-name="ro1">
          <table:table-cell office:value-type="string" calcext:value-type="string">
            <text:p>/home/anthony/trunk-recorder/trunk-recorder/bloom/2021/7/27/8-10205-1627401167_851962500.wav</text:p>
          </table:table-cell>
          <table:table-cell/>
          <table:table-cell office:value-type="string" calcext:value-type="string">
            <text:p>Leaver 4, main gate. Hey 03815. Leaver 4. Gold medal will be coming back shortly. Thank you Leaver 4 clear. Thank you, main gate clear. <text:s text:c="3"/></text:p>
          </table:table-cell>
          <table:table-cell office:value-type="string" calcext:value-type="string">
            <text:p>Leave it. four main gate Leaper four gold medal will be coming back shortly. Thank you before. Clear. Thank you. Main gate. Clear.</text:p>
          </table:table-cell>
          <table:table-cell office:value-type="float" office:value="25" calcext:value-type="float">
            <text:p>25</text:p>
          </table:table-cell>
          <table:table-cell table:number-columns-repeated="5"/>
        </table:table-row>
        <table:table-row table:style-name="ro1">
          <table:table-cell office:value-type="string" calcext:value-type="string">
            <text:p>/home/anthony/trunk-recorder/trunk-recorder/bloom/2021/7/27/9-21156-1627400320_852400000.wav</text:p>
          </table:table-cell>
          <table:table-cell/>
          <table:table-cell office:value-type="string" calcext:value-type="string">
            <text:p>Dispatch 621. 621. I’ll be ten. Today for motor pool I’ll be in route to district 6. </text:p>
          </table:table-cell>
          <table:table-cell office:value-type="string" calcext:value-type="string">
            <text:p>6. 26, 21 being around. Okay.</text:p>
          </table:table-cell>
          <table:table-cell office:value-type="float" office:value="17" calcext:value-type="float">
            <text:p>17</text:p>
          </table:table-cell>
          <table:table-cell table:number-columns-repeated="5"/>
        </table:table-row>
        <table:table-row table:style-name="ro1">
          <table:table-cell office:value-type="string" calcext:value-type="string">
            <text:p>/home/anthony/trunk-recorder/trunk-recorder/bloom/2021/7/27/10-10205-1627402766_852400000.wav</text:p>
          </table:table-cell>
          <table:table-cell/>
          <table:table-cell office:value-type="string" calcext:value-type="string">
            <text:p>Route security, raccon control.</text:p>
          </table:table-cell>
          <table:table-cell office:value-type="string" calcext:value-type="string">
            <text:p>Security right. Can control.</text:p>
          </table:table-cell>
          <table:table-cell office:value-type="float" office:value="4" calcext:value-type="float">
            <text:p>4</text:p>
          </table:table-cell>
          <table:table-cell table:number-columns-repeated="5"/>
        </table:table-row>
        <table:table-row table:style-name="ro1">
          <table:table-cell office:value-type="string" calcext:value-type="string">
            <text:p>/home/anthony/trunk-recorder/trunk-recorder/bloom/2021/7/27/11-10670-1627401884_852400000.wav</text:p>
          </table:table-cell>
          <table:table-cell/>
          <table:table-cell office:value-type="float" office:value="698" calcext:value-type="float">
            <text:p>698</text:p>
          </table:table-cell>
          <table:table-cell office:value-type="float" office:value="58" calcext:value-type="float">
            <text:p>58</text:p>
          </table:table-cell>
          <table:table-cell office:value-type="float" office:value="1" calcext:value-type="float">
            <text:p>1</text:p>
          </table:table-cell>
          <table:table-cell table:number-columns-repeated="5"/>
        </table:table-row>
        <table:table-row table:style-name="ro1">
          <table:table-cell office:value-type="string" calcext:value-type="string">
            <text:p>/home/anthony/trunk-recorder/trunk-recorder/bloom/2021/7/27/12-10205-1627402808_852400000.wav</text:p>
          </table:table-cell>
          <table:table-cell/>
          <table:table-cell office:value-type="string" calcext:value-type="string">
            <text:p>Route 30</text:p>
          </table:table-cell>
          <table:table-cell office:value-type="float" office:value="30" calcext:value-type="float">
            <text:p>30</text:p>
          </table:table-cell>
          <table:table-cell office:value-type="float" office:value="2" calcext:value-type="float">
            <text:p>2</text:p>
          </table:table-cell>
          <table:table-cell table:number-columns-repeated="5"/>
        </table:table-row>
        <table:table-row table:style-name="ro1">
          <table:table-cell office:value-type="string" calcext:value-type="string">
            <text:p>/home/anthony/trunk-recorder/trunk-recorder/bloom/2021/7/27/13-21156-1627401608_851962500.wav</text:p>
          </table:table-cell>
          <table:table-cell/>
          <table:table-cell office:value-type="string" calcext:value-type="string">
            <text:p>with the sheriff’s department , uh, the victim just fell, they were not struck by a vehicle, uh they just scraped their knee and are complaining of some pain, so I am clear on the run, however, I will not be responding.</text:p>
          </table:table-cell>
          <table:table-cell office:value-type="string" calcext:value-type="string">
            <text:p>on the run. However, I will not be</text:p>
          </table:table-cell>
          <table:table-cell office:value-type="float" office:value="42" calcext:value-type="float">
            <text:p>42</text:p>
          </table:table-cell>
          <table:table-cell table:number-columns-repeated="5"/>
        </table:table-row>
        <table:table-row table:style-name="ro1">
          <table:table-cell office:value-type="string" calcext:value-type="string">
            <text:p>/home/anthony/trunk-recorder/trunk-recorder/bloom/2021/7/27/14-21156-1627401484_851962500.wav</text:p>
          </table:table-cell>
          <table:table-cell/>
          <table:table-cell office:value-type="string" calcext:value-type="string">
            <text:p>SHORT, GARBLED</text:p>
          </table:table-cell>
          <table:table-cell office:value-type="string" calcext:value-type="string">
            <text:p>Okay.</text:p>
          </table:table-cell>
          <table:table-cell table:number-columns-repeated="6"/>
        </table:table-row>
        <table:table-row table:style-name="ro1">
          <table:table-cell office:value-type="string" calcext:value-type="string">
            <text:p>/home/anthony/trunk-recorder/trunk-recorder/bloom/2021/7/27/15-10205-1627402425_852400000.wav</text:p>
          </table:table-cell>
          <table:table-cell/>
          <table:table-cell office:value-type="string" calcext:value-type="string">
            <text:p>SHORT, SILENT</text:p>
          </table:table-cell>
          <table:table-cell office:value-type="string" calcext:value-type="string">
            <text:p><text:s text:c="3"/></text:p>
          </table:table-cell>
          <table:table-cell table:number-columns-repeated="6"/>
        </table:table-row>
        <table:table-row table:style-name="ro1">
          <table:table-cell office:value-type="string" calcext:value-type="string">
            <text:p>/home/anthony/trunk-recorder/trunk-recorder/bloom/2021/7/27/16-21156-1627401173_851962500.wav</text:p>
          </table:table-cell>
          <table:table-cell/>
          <table:table-cell office:value-type="string" calcext:value-type="string">
            <text:p>Hey 038, 15. Go ahead 15. Can you switch to 8?</text:p>
          </table:table-cell>
          <table:table-cell office:value-type="string" calcext:value-type="string">
            <text:p>Go ahead.</text:p>
          </table:table-cell>
          <table:table-cell office:value-type="float" office:value="11" calcext:value-type="float">
            <text:p>11</text:p>
          </table:table-cell>
          <table:table-cell table:number-columns-repeated="2"/>
          <table:table-cell office:value-type="string" calcext:value-type="string">
            <text:p>very tough one</text:p>
          </table:table-cell>
          <table:table-cell table:number-columns-repeated="2"/>
        </table:table-row>
        <table:table-row table:style-name="ro1">
          <table:table-cell office:value-type="string" calcext:value-type="string">
            <text:p>/home/anthony/trunk-recorder/trunk-recorder/bloom/2021/7/27/17-21156-1627401516_851962500.wav</text:p>
          </table:table-cell>
          <table:table-cell/>
          <table:table-cell office:value-type="string" calcext:value-type="string">
            <text:p>GARBLED clear. GARBLED it doesn’t sound like it’s very serious injuries, but I just wanted to let you know. INDISCERNABLE sir thank you.</text:p>
          </table:table-cell>
          <table:table-cell office:value-type="string" calcext:value-type="string">
            <text:p>further it doesn't sound like it's very serious injuries, but I just wanted to let you know. Thank you.</text:p>
          </table:table-cell>
          <table:table-cell office:value-type="float" office:value="23" calcext:value-type="float">
            <text:p>23</text:p>
          </table:table-cell>
          <table:table-cell office:value-type="float" office:value="20" calcext:value-type="float">
            <text:p>20</text:p>
          </table:table-cell>
          <table:table-cell table:number-columns-repeated="4"/>
        </table:table-row>
        <table:table-row table:style-name="ro1">
          <table:table-cell office:value-type="string" calcext:value-type="string">
            <text:p>/home/anthony/trunk-recorder/trunk-recorder/bloom/2021/7/27/18-21156-1627400554_851962500.wav</text:p>
          </table:table-cell>
          <table:table-cell/>
          <table:table-cell office:value-type="string" calcext:value-type="string">
            <text:p>Dispatch 621, I got a INDISCERNABLE 10 28 for general when you’re ready. Indiana plate victor north tom 418 shows 2020</text:p>
          </table:table-cell>
          <table:table-cell office:value-type="string" calcext:value-type="string">
            <text:p>About 6 21 rolling, 10, 28th general. You're right. And you had a plate victor? North. Tom 4 1 age of 2020.</text:p>
          </table:table-cell>
          <table:table-cell office:value-type="float" office:value="21" calcext:value-type="float">
            <text:p>21</text:p>
          </table:table-cell>
          <table:table-cell office:value-type="float" office:value="20" calcext:value-type="float">
            <text:p>20</text:p>
          </table:table-cell>
          <table:table-cell table:number-columns-repeated="4"/>
        </table:table-row>
        <table:table-row table:style-name="ro1">
          <table:table-cell office:value-type="string" calcext:value-type="string">
            <text:p>/home/anthony/trunk-recorder/trunk-recorder/bloom/2021/7/27/19-21156-1627400864_851962500.wav</text:p>
          </table:table-cell>
          <table:table-cell/>
          <table:table-cell office:value-type="string" calcext:value-type="string">
            <text:p>Dispatch, 618. 618. I will be 10 8 from the report. You can go ahead and leave me in this, uh, burglury chat though, I’m going to be in route to the district. Clear. Attention Morton County units, attempt to locate southbound and northbound lane of 67, just north of the south junction, 39 south junction.</text:p>
          </table:table-cell>
          <table:table-cell office:value-type="string" calcext:value-type="string">
            <text:p>burglary cat though. Engine morgan County units. I am located Southbound and Northbound Lane 67. Just north of the South Junction. 39. South Junction. Yeah.</text:p>
          </table:table-cell>
          <table:table-cell office:value-type="float" office:value="56" calcext:value-type="float">
            <text:p>56</text:p>
          </table:table-cell>
          <table:table-cell table:number-columns-repeated="5"/>
        </table:table-row>
        <table:table-row table:style-name="ro1">
          <table:table-cell office:value-type="string" calcext:value-type="string">
            <text:p>/home/anthony/trunk-recorder/trunk-recorder/bloom/2021/7/27/20-21156-1627401650_852400000.wav</text:p>
          </table:table-cell>
          <table:table-cell/>
          <table:table-cell office:value-type="string" calcext:value-type="string">
            <text:p>Dispatch, 612. 10 41 10 60J. 612.</text:p>
          </table:table-cell>
          <table:table-cell office:value-type="string" calcext:value-type="string">
            <text:p>6 12 10, 41, 10 6 p. K. Thanks. Bye.</text:p>
          </table:table-cell>
          <table:table-cell office:value-type="float" office:value="7" calcext:value-type="float">
            <text:p>7</text:p>
          </table:table-cell>
          <table:table-cell table:number-columns-repeated="5"/>
        </table:table-row>
        <table:table-row table:style-name="ro1">
          <table:table-cell office:value-type="string" calcext:value-type="string">
            <text:p>/home/anthony/trunk-recorder/trunk-recorder/bloom/2021/7/27/21-21156-1627402177_852400000.wav</text:p>
          </table:table-cell>
          <table:table-cell/>
          <table:table-cell office:value-type="string" calcext:value-type="string">
            <text:p>Dispatch 5038, 10 41.</text:p>
          </table:table-cell>
          <table:table-cell office:value-type="string" calcext:value-type="string">
            <text:p>5038 1041.</text:p>
          </table:table-cell>
          <table:table-cell office:value-type="float" office:value="4" calcext:value-type="float">
            <text:p>4</text:p>
          </table:table-cell>
          <table:table-cell table:number-columns-repeated="5"/>
        </table:table-row>
        <table:table-row table:style-name="ro2">
          <table:table-cell office:value-type="string" calcext:value-type="string">
            <text:p>/home/anthony/trunk-recorder/trunk-recorder/bloom/2021/7/27/22-21511-1627402514_852400000.wav</text:p>
          </table:table-cell>
          <table:table-cell/>
          <table:table-cell office:value-type="string" calcext:value-type="string">
            <text:p>10 14 37, accident with injuries. 02.  Send it. 8<text:span text:style-name="T1">th</text:span> and Adams Street, the bridge over the railroad tracks. Trash truck struck the bridge over Adams, believe somebody is holding a rag over somebody’s head, believes there’s injuries. 02.</text:p>
          </table:table-cell>
          <table:table-cell office:value-type="string" calcext:value-type="string">
            <text:p>1437 Accident with injuries. Peyton Adams Street, the bridge over the railroad tracks, try struck struck the bridge over Adams. Somebody's holding a rag over somebody's head and believe there's injuries.</text:p>
          </table:table-cell>
          <table:table-cell office:value-type="float" office:value="39" calcext:value-type="float">
            <text:p>39</text:p>
          </table:table-cell>
          <table:table-cell table:number-columns-repeated="5"/>
        </table:table-row>
        <table:table-row table:style-name="ro1">
          <table:table-cell office:value-type="string" calcext:value-type="string">
            <text:p>/home/anthony/trunk-recorder/trunk-recorder/bloom/2021/7/27/23-21348-1627400783_851962500.wav</text:p>
          </table:table-cell>
          <table:table-cell/>
          <table:table-cell office:value-type="string" calcext:value-type="string">
            <text:p>SHORT, SILENT</text:p>
          </table:table-cell>
          <table:table-cell office:value-type="string" calcext:value-type="string">
            <text:p>Okay.</text:p>
          </table:table-cell>
          <table:table-cell table:number-columns-repeated="6"/>
        </table:table-row>
        <table:table-row table:style-name="ro1">
          <table:table-cell office:value-type="string" calcext:value-type="string">
            <text:p>/home/anthony/trunk-recorder/trunk-recorder/bloom/2021/7/27/24-21348-1627400832_851962500.wav</text:p>
          </table:table-cell>
          <table:table-cell/>
          <table:table-cell office:value-type="string" calcext:value-type="string">
            <text:p>SHORT, GARBLED</text:p>
          </table:table-cell>
          <table:table-cell office:value-type="string" calcext:value-type="string">
            <text:p>Okay.</text:p>
          </table:table-cell>
          <table:table-cell table:number-columns-repeated="6"/>
        </table:table-row>
        <table:table-row table:style-name="ro1">
          <table:table-cell office:value-type="string" calcext:value-type="string">
            <text:p>/home/anthony/trunk-recorder/trunk-recorder/bloom/2021/7/27/25-21348-1627400800_852400000.wav</text:p>
          </table:table-cell>
          <table:table-cell/>
          <table:table-cell office:value-type="string" calcext:value-type="string">
            <text:p>INDISCERNABLE. It will be 812 318 7066. 812 318 7066. It will be Jennette.</text:p>
          </table:table-cell>
          <table:table-cell office:value-type="string" calcext:value-type="string">
            <text:p>Problem. It's gonna be (812) 318 7066 8123187066. It'll be genet.</text:p>
          </table:table-cell>
          <table:table-cell table:number-columns-repeated="2" office:value-type="float" office:value="14" calcext:value-type="float">
            <text:p>14</text:p>
          </table:table-cell>
          <table:table-cell table:number-columns-repeated="4"/>
        </table:table-row>
        <table:table-row table:style-name="ro1">
          <table:table-cell office:value-type="string" calcext:value-type="string">
            <text:p>/home/anthony/trunk-recorder/trunk-recorder/bloom/2021/7/27/26-21511-1627401394_851962500.wav</text:p>
          </table:table-cell>
          <table:table-cell/>
          <table:table-cell office:value-type="string" calcext:value-type="string">
            <text:p>Bloomington North 1723. North ,1723. Could you go ahead and setup the on call, um it’s uh, uh driver side rear wheel damage.</text:p>
          </table:table-cell>
          <table:table-cell office:value-type="string" calcext:value-type="string">
            <text:p>Wilmington North 1723 North 1723. Did you go ahead and start the on call? Um, It's, uh driver's side. Rear wheel damage. Thanks.</text:p>
          </table:table-cell>
          <table:table-cell office:value-type="float" office:value="23" calcext:value-type="float">
            <text:p>23</text:p>
          </table:table-cell>
          <table:table-cell table:number-columns-repeated="5"/>
        </table:table-row>
        <table:table-row table:style-name="ro1">
          <table:table-cell office:value-type="string" calcext:value-type="string">
            <text:p>/home/anthony/trunk-recorder/trunk-recorder/bloom/2021/7/27/27-21511-1627401345_851962500.wav</text:p>
          </table:table-cell>
          <table:table-cell/>
          <table:table-cell office:value-type="string" calcext:value-type="string">
            <text:p>1511, INDISCERNABLE, <text:s/>I am being advised, being advised the city of Bloomington utilities is blowing out the hydrants in the area. 10 4, thank you.</text:p>
          </table:table-cell>
          <table:table-cell office:value-type="string" calcext:value-type="string">
            <text:p>15 11, I'm being advised being advised, the city of Bloomington utilities is um blowing out the hydrants in the area. 10 4. Thank you.</text:p>
          </table:table-cell>
          <table:table-cell office:value-type="float" office:value="25" calcext:value-type="float">
            <text:p>25</text:p>
          </table:table-cell>
          <table:table-cell office:value-type="float" office:value="24" calcext:value-type="float">
            <text:p>24</text:p>
          </table:table-cell>
          <table:table-cell table:number-columns-repeated="4"/>
        </table:table-row>
        <table:table-row table:style-name="ro1">
          <table:table-cell office:value-type="string" calcext:value-type="string">
            <text:p>/home/anthony/trunk-recorder/trunk-recorder/bloom/2021/7/27/28-21511-1627401311_852400000.wav</text:p>
          </table:table-cell>
          <table:table-cell/>
          <table:table-cell office:value-type="string" calcext:value-type="string">
            <text:p>INDISCERNABLE, 1511. 1511. Can you contact the fire department, ask if the hydrant by the firetower is supposed to be going off? There is no light out here. 10 4.</text:p>
          </table:table-cell>
          <table:table-cell office:value-type="string" calcext:value-type="string">
            <text:p>10 15, 11, 15, 11. Can you contact the fire department ask if the hydrant by the fire tower is supposed to be uh going off. There's no way out here.</text:p>
          </table:table-cell>
          <table:table-cell office:value-type="float" office:value="30" calcext:value-type="float">
            <text:p>30</text:p>
          </table:table-cell>
          <table:table-cell office:value-type="float" office:value="29" calcext:value-type="float">
            <text:p>29</text:p>
          </table:table-cell>
          <table:table-cell table:number-columns-repeated="4"/>
        </table:table-row>
        <table:table-row table:style-name="ro1">
          <table:table-cell office:value-type="string" calcext:value-type="string">
            <text:p>/home/anthony/trunk-recorder/trunk-recorder/bloom/2021/7/27/29-21509-1627400905_852400000.wav</text:p>
          </table:table-cell>
          <table:table-cell/>
          <table:table-cell office:value-type="string" calcext:value-type="string">
            <text:p>76, shelter. Shelter go ahead. I’m on Curry Pike, I think it might be the same beagle that was just at the Roll Ave, and if it is I’m going to go ahead and bring him in. I’m heading back to doggy do’s and cats too to see if this is the same dog. 10 4. If it is, the dog was here in the shelter, I believe, last week or within the last two weeks as well. Do you remember what it looked like? I don’t believe I would, no. 10 4. 76 clear, Ill keep you posted. 10 4 shelter clear. 71 to 76. Go ahead. Go ahead 71. Pretty sure I picked up a beagle at doggy dos at least GARBLED. 10 9. pretty sure I picked up a beagle <text:s/>at doggy dos at least twice in the past, 76 clear. </text:p>
          </table:table-cell>
          <table:table-cell office:value-type="string" calcext:value-type="string">
            <text:p>76 shelter shelter. Go ahead, pike. I think it might be the same beagle. It was just at the role avenue. Yes, it is. I'm gonna go ahead and bring him in. I'm heading back to um doggy dos and cats too. To see if this is the same dog. 10 4 If it is. The dog was here in the shelter I believe last week or within the last two weeks as well. Do you remember what it looked like? I don't believe I would know. 10 476 Clear. I'll keep you posted. 10 4 shelter clear. 7176. Go ahead. Go ahead. 7 1. I'm pretty sure I picked up a beagle at doggie dooz 42.49s - 43.3s Confidence: 46.10% . At least can I pretty sure I picked up a beagle at doggie dooz. At least twice in the past 76</text:p>
          </table:table-cell>
          <table:table-cell office:value-type="float" office:value="144" calcext:value-type="float">
            <text:p>144</text:p>
          </table:table-cell>
          <table:table-cell table:number-columns-repeated="5"/>
        </table:table-row>
        <table:table-row table:style-name="ro1">
          <table:table-cell office:value-type="string" calcext:value-type="string">
            <text:p>/home/anthony/trunk-recorder/trunk-recorder/bloom/2021/7/27/30-21511-1627401635_852400000.wav</text:p>
          </table:table-cell>
          <table:table-cell/>
          <table:table-cell office:value-type="string" calcext:value-type="string">
            <text:p>INDISCERNABLE 60 94 ,10 41. <text:s/>North 69 4.</text:p>
          </table:table-cell>
          <table:table-cell office:value-type="string" calcext:value-type="string">
            <text:p>1694, 10, 41. Number 16,</text:p>
          </table:table-cell>
          <table:table-cell office:value-type="float" office:value="8" calcext:value-type="float">
            <text:p>8</text:p>
          </table:table-cell>
          <table:table-cell office:value-type="float" office:value="7" calcext:value-type="float">
            <text:p>7</text:p>
          </table:table-cell>
          <table:table-cell table:number-columns-repeated="4"/>
        </table:table-row>
        <table:table-row table:style-name="ro1">
          <table:table-cell office:value-type="string" calcext:value-type="string">
            <text:p>/home/anthony/trunk-recorder/trunk-recorder/bloom/2021/7/27/31-21509-1627401421_852400000.wav</text:p>
          </table:table-cell>
          <table:table-cell/>
          <table:table-cell office:value-type="string" calcext:value-type="string">
            <text:p>Shelter 71 and 73 are 10 8. 10 4, Shelter clear.</text:p>
          </table:table-cell>
          <table:table-cell office:value-type="string" calcext:value-type="string">
            <text:p>Filter 7173 or 10 8, 10 4 shelter clear.</text:p>
          </table:table-cell>
          <table:table-cell office:value-type="float" office:value="11" calcext:value-type="float">
            <text:p>11</text:p>
          </table:table-cell>
          <table:table-cell table:number-columns-repeated="5"/>
        </table:table-row>
        <table:table-row table:style-name="ro1">
          <table:table-cell office:value-type="string" calcext:value-type="string">
            <text:p>/home/anthony/trunk-recorder/trunk-recorder/bloom/2021/7/27/32-21511-1627400719_851962500.wav</text:p>
          </table:table-cell>
          <table:table-cell/>
          <table:table-cell office:value-type="string" calcext:value-type="string">
            <text:p>INDISCERNABLE. Go ahead. Could you signal 61 hot 10 6</text:p>
          </table:table-cell>
          <table:table-cell office:value-type="string" calcext:value-type="string">
            <text:p>Could you signal. 6, 10. 6.</text:p>
          </table:table-cell>
          <table:table-cell office:value-type="float" office:value="10" calcext:value-type="float">
            <text:p>10</text:p>
          </table:table-cell>
          <table:table-cell office:value-type="float" office:value="9" calcext:value-type="float">
            <text:p>9</text:p>
          </table:table-cell>
          <table:table-cell table:number-columns-repeated="4"/>
        </table:table-row>
        <table:table-row table:style-name="ro1">
          <table:table-cell office:value-type="string" calcext:value-type="string">
            <text:p>/home/anthony/trunk-recorder/trunk-recorder/bloom/2021/7/27/33-21348-1627400775_852400000.wav</text:p>
          </table:table-cell>
          <table:table-cell/>
          <table:table-cell office:value-type="string" calcext:value-type="string">
            <text:p>INDISCERNABLE. 33 18, 10 8</text:p>
          </table:table-cell>
          <table:table-cell office:value-type="string" calcext:value-type="string">
            <text:p>33 18 Tonight.</text:p>
          </table:table-cell>
          <table:table-cell office:value-type="float" office:value="5" calcext:value-type="float">
            <text:p>5</text:p>
          </table:table-cell>
          <table:table-cell office:value-type="float" office:value="4" calcext:value-type="float">
            <text:p>4</text:p>
          </table:table-cell>
          <table:table-cell table:number-columns-repeated="4"/>
        </table:table-row>
        <table:table-row table:style-name="ro1">
          <table:table-cell office:value-type="string" calcext:value-type="string">
            <text:p>/home/anthony/trunk-recorder/trunk-recorder/bloom/2021/7/27/34-21511-1627401750_852400000.wav</text:p>
          </table:table-cell>
          <table:table-cell/>
          <table:table-cell office:value-type="string" calcext:value-type="string">
            <text:p>1627 Bloomington. Signal 6</text:p>
          </table:table-cell>
          <table:table-cell office:value-type="string" calcext:value-type="string">
            <text:p>1527. Let me just signal stick.</text:p>
          </table:table-cell>
          <table:table-cell office:value-type="float" office:value="4" calcext:value-type="float">
            <text:p>4</text:p>
          </table:table-cell>
          <table:table-cell table:number-columns-repeated="5"/>
        </table:table-row>
        <table:table-row table:style-name="ro1">
          <table:table-cell office:value-type="string" calcext:value-type="string">
            <text:p>/home/anthony/trunk-recorder/trunk-recorder/bloom/2021/7/27/35-21348-1627400730_852400000.wav</text:p>
          </table:table-cell>
          <table:table-cell/>
          <table:table-cell office:value-type="string" calcext:value-type="string">
            <text:p>1030, 325. Someone’s out of the vehicle on 10 24, 10 8. <text:s/>33 25.</text:p>
          </table:table-cell>
          <table:table-cell office:value-type="string" calcext:value-type="string">
            <text:p>33 25. Someone has vehicle in 2014 8, 25.</text:p>
          </table:table-cell>
          <table:table-cell office:value-type="float" office:value="14" calcext:value-type="float">
            <text:p>14</text:p>
          </table:table-cell>
          <table:table-cell table:number-columns-repeated="5"/>
        </table:table-row>
        <table:table-row table:style-name="ro1">
          <table:table-cell office:value-type="string" calcext:value-type="string">
            <text:p>/home/anthony/trunk-recorder/trunk-recorder/bloom/2021/7/27/36-21348-1627400857_852400000.wav</text:p>
          </table:table-cell>
          <table:table-cell/>
          <table:table-cell office:value-type="string" calcext:value-type="string">
            <text:p>Bloomington 33 33, Ill be 10 7. <text:s/>Signal 5. 33 33. I will be 10 8 from the report. You can go ahead and leave me in this, uh, burglury chat though, I’m going to be in route to the district. Clear. Attention Morton County units, attempt to locate southbound and northbound lane of 67, just north of the south junction, 39 south junction.</text:p>
          </table:table-cell>
          <table:table-cell office:value-type="string" calcext:value-type="string">
            <text:p>Lowington 33 33. That'll be 10 7 Signal. Five 33 33. I'll be 10 8 in the report. You go ahead and leave engine morgan County Units. I'm located Southbound and Northbound Lane or 67. Just north of the South Junction. South Junction. Yeah.</text:p>
          </table:table-cell>
          <table:table-cell office:value-type="float" office:value="64" calcext:value-type="float">
            <text:p>64</text:p>
          </table:table-cell>
          <table:table-cell table:number-columns-repeated="5"/>
        </table:table-row>
        <table:table-row table:style-name="ro1">
          <table:table-cell office:value-type="string" calcext:value-type="string">
            <text:p>/home/anthony/trunk-recorder/trunk-recorder/bloom/2021/7/27/37-21509-1627400566_851962500.wav</text:p>
          </table:table-cell>
          <table:table-cell/>
          <table:table-cell office:value-type="string" calcext:value-type="string">
            <text:p>76, shelter. Shelter go ahead. The owner has claimed the beagle from Doggy Dos and Cats too. Perfect. 10 4. Shelter clear. That’s what I thought. 76 clear.</text:p>
          </table:table-cell>
          <table:table-cell office:value-type="string" calcext:value-type="string">
            <text:p>7 6 Children shelter. Go ahead. The owner has claimed the beagle from dogs and cats too. Perfect. 10 4 shelter Clear. That's what I thought. 76 Clear.</text:p>
          </table:table-cell>
          <table:table-cell office:value-type="float" office:value="28" calcext:value-type="float">
            <text:p>28</text:p>
          </table:table-cell>
          <table:table-cell table:number-columns-repeated="5"/>
        </table:table-row>
        <table:table-row table:style-name="ro1">
          <table:table-cell office:value-type="string" calcext:value-type="string">
            <text:p>/home/anthony/trunk-recorder/trunk-recorder/bloom/2021/7/27/38-21509-1627400364_851962500.wav</text:p>
          </table:table-cell>
          <table:table-cell/>
          <table:table-cell office:value-type="string" calcext:value-type="string">
            <text:p>730, Shelter. Go ahead. 73 and 71 are 10 7 at wildcare.</text:p>
          </table:table-cell>
          <table:table-cell office:value-type="string" calcext:value-type="string">
            <text:p>7 30 Shelter. Go ahead. 7371 R. 10 7. At Wellcare. 10 4.</text:p>
          </table:table-cell>
          <table:table-cell office:value-type="float" office:value="12" calcext:value-type="float">
            <text:p>12</text:p>
          </table:table-cell>
          <table:table-cell table:number-columns-repeated="5"/>
        </table:table-row>
        <table:table-row table:style-name="ro1">
          <table:table-cell office:value-type="string" calcext:value-type="string">
            <text:p>/home/anthony/trunk-recorder/trunk-recorder/bloom/2021/7/27/39-21511-1627402844_851962500.wav</text:p>
          </table:table-cell>
          <table:table-cell/>
          <table:table-cell office:value-type="string" calcext:value-type="string">
            <text:p>1639, 1639. I’m going to be in route to the PI INDISCERNABLE.</text:p>
          </table:table-cell>
          <table:table-cell office:value-type="string" calcext:value-type="string">
            <text:p>16 39. 16, 39. I'm gonna be in route to the P. I. N. Number.</text:p>
          </table:table-cell>
          <table:table-cell office:value-type="float" office:value="12" calcext:value-type="float">
            <text:p>12</text:p>
          </table:table-cell>
          <table:table-cell office:value-type="float" office:value="11" calcext:value-type="float">
            <text:p>11</text:p>
          </table:table-cell>
          <table:table-cell table:number-columns-repeated="4"/>
        </table:table-row>
        <table:table-row table:style-name="ro1">
          <table:table-cell office:value-type="string" calcext:value-type="string">
            <text:p>/home/anthony/trunk-recorder/trunk-recorder/bloom/2021/7/27/40-21511-1627402211_852400000.wav</text:p>
          </table:table-cell>
          <table:table-cell/>
          <table:table-cell office:value-type="string" calcext:value-type="string">
            <text:p>1639. 1639. INDISCERNABLE taking the call. I’m going to be out at 1110 north cress ave, or maybe 204.</text:p>
          </table:table-cell>
          <table:table-cell office:value-type="string" calcext:value-type="string">
            <text:p>1039, 16, 39. Can you know, take the call? I'm gonna be out at 11 10 North Crescent apartment. B. 204</text:p>
          </table:table-cell>
          <table:table-cell office:value-type="float" office:value="19" calcext:value-type="float">
            <text:p>19</text:p>
          </table:table-cell>
          <table:table-cell office:value-type="float" office:value="18" calcext:value-type="float">
            <text:p>18</text:p>
          </table:table-cell>
          <table:table-cell table:number-columns-repeated="4"/>
        </table:table-row>
        <table:table-row table:style-name="ro1">
          <table:table-cell office:value-type="string" calcext:value-type="string">
            <text:p>/home/anthony/trunk-recorder/trunk-recorder/bloom/2021/7/27/41-21511-1627400735_851962500.wav</text:p>
          </table:table-cell>
          <table:table-cell/>
          <table:table-cell office:value-type="string" calcext:value-type="string">
            <text:p>Which extension do you need me to call in on? 3305</text:p>
          </table:table-cell>
          <table:table-cell office:value-type="string" calcext:value-type="string">
            <text:p>Calling On 3305.</text:p>
          </table:table-cell>
          <table:table-cell office:value-type="float" office:value="11" calcext:value-type="float">
            <text:p>11</text:p>
          </table:table-cell>
          <table:table-cell table:number-columns-repeated="5"/>
        </table:table-row>
        <table:table-row table:style-name="ro1">
          <table:table-cell office:value-type="string" calcext:value-type="string">
            <text:p>/home/anthony/trunk-recorder/trunk-recorder/bloom/2021/7/27/42-21348-1627400353_851962500.wav</text:p>
          </table:table-cell>
          <table:table-cell/>
          <table:table-cell office:value-type="string" calcext:value-type="string">
            <text:p>Bloomington 33 25. I’m 10 24 from INDISCERNABLE 1. I’ll be back in route to the vehicle, I believe the 10 51 is 10 23. 33 25. Bloomington, the keys were misplaced by the driver and uh the vehicle cannot be gained access to, therefore their not going to be able to drive the vehicle on to the tow truck. They’ll have to pull it.</text:p>
          </table:table-cell>
          <table:table-cell office:value-type="string" calcext:value-type="string">
            <text:p>33 25 33 25. I'm 10 24 from Ocean One. I'll be back in route vehicle. I believe the 10 51 is 10 23 33 25. The only thing peas or misplaced by the driver and uh the vehicle cannot be gained access to or they're not gonna be able to drive the vehicle onto the tow truck will have to pull it. Bye.</text:p>
          </table:table-cell>
          <table:table-cell office:value-type="float" office:value="65" calcext:value-type="float">
            <text:p>65</text:p>
          </table:table-cell>
          <table:table-cell office:value-type="float" office:value="64" calcext:value-type="float">
            <text:p>64</text:p>
          </table:table-cell>
          <table:table-cell table:number-columns-repeated="4"/>
        </table:table-row>
        <table:table-row table:style-name="ro1">
          <table:table-cell office:value-type="string" calcext:value-type="string">
            <text:p>/home/anthony/trunk-recorder/trunk-recorder/bloom/2021/7/27/43-21511-1627402451_852400000.wav</text:p>
          </table:table-cell>
          <table:table-cell/>
          <table:table-cell office:value-type="string" calcext:value-type="string">
            <text:p>1402, 1437. Suspicious activity. Bloomington 14 14. If that’s 129 were not going to respond to that. 1402, 1437, disregard. 02.</text:p>
          </table:table-cell>
          <table:table-cell office:value-type="string" calcext:value-type="string">
            <text:p>1402 1437 suspicious activity. The 14, 14, 29, we're not gonna respond to that 14,</text:p>
          </table:table-cell>
          <table:table-cell office:value-type="float" office:value="21" calcext:value-type="float">
            <text:p>21</text:p>
          </table:table-cell>
          <table:table-cell table:number-columns-repeated="5"/>
        </table:table-row>
        <table:table-row table:style-name="ro1">
          <table:table-cell office:value-type="string" calcext:value-type="string">
            <text:p>/home/anthony/trunk-recorder/trunk-recorder/bloom/2021/7/27/44-21516-1627400466_852400000.wav</text:p>
          </table:table-cell>
          <table:table-cell/>
          <table:table-cell office:value-type="string" calcext:value-type="string">
            <text:p>SHORT, GARBLED.</text:p>
          </table:table-cell>
          <table:table-cell office:value-type="string" calcext:value-type="string">
            <text:p>FAILED. TOO SHORT</text:p>
          </table:table-cell>
          <table:table-cell table:number-columns-repeated="6"/>
        </table:table-row>
        <table:table-row table:style-name="ro1">
          <table:table-cell office:value-type="string" calcext:value-type="string">
            <text:p>/home/anthony/trunk-recorder/trunk-recorder/bloom/2021/7/27/45-21509-1627401454_852400000.wav</text:p>
          </table:table-cell>
          <table:table-cell/>
          <table:table-cell office:value-type="string" calcext:value-type="string">
            <text:p>Shelter to ACO. Does someone have the chance to swing by facilities and pick up <text:s/>some more masks, that would be great, thank you. 71 and 73 can grab them. 10 4, thanks. </text:p>
          </table:table-cell>
          <table:table-cell office:value-type="string" calcext:value-type="string">
            <text:p>shelter to a C. E O S. If someone has a chance to swing by facilities and pick up some more masks. That would be great. Thank you. 7173 Thanks.</text:p>
          </table:table-cell>
          <table:table-cell office:value-type="float" office:value="33" calcext:value-type="float">
            <text:p>33</text:p>
          </table:table-cell>
          <table:table-cell table:number-columns-repeated="5"/>
        </table:table-row>
        <table:table-row table:style-name="ro1">
          <table:table-cell office:value-type="string" calcext:value-type="string">
            <text:p>/home/anthony/trunk-recorder/trunk-recorder/bloom/2021/7/27/46-21156-1627402207_851962500.wav</text:p>
          </table:table-cell>
          <table:table-cell/>
          <table:table-cell office:value-type="string" calcext:value-type="string">
            <text:p>North 38 go ahead. Just 10 43 on the INDISCERNABLE from <text:s/>INDISCERNABLE you called in about. We never had anyone that was available to go check in on that <text:s/>illegal camper. Just wanted to let you know. 10 4, no problem, thanks.</text:p>
          </table:table-cell>
          <table:table-cell office:value-type="string" calcext:value-type="string">
            <text:p>4 3. Go ahead. Just 1043 on the cat from the stock. You called in about? We we never had anyone that was available to go check on that illegal camper. Just wanted to let you know. No problem. Thanks.</text:p>
          </table:table-cell>
          <table:table-cell office:value-type="float" office:value="42" calcext:value-type="float">
            <text:p>42</text:p>
          </table:table-cell>
          <table:table-cell office:value-type="float" office:value="40" calcext:value-type="float">
            <text:p>40</text:p>
          </table:table-cell>
          <table:table-cell table:number-columns-repeated="4"/>
        </table:table-row>
        <table:table-row table:style-name="ro1">
          <table:table-cell office:value-type="string" calcext:value-type="string">
            <text:p>/home/anthony/trunk-recorder/trunk-recorder/bloom/2021/7/27/47-21520-1627400041_851962500.wav</text:p>
          </table:table-cell>
          <table:table-cell/>
          <table:table-cell office:value-type="string" calcext:value-type="string">
            <text:p>IU 604 be back in service. 604</text:p>
          </table:table-cell>
          <table:table-cell office:value-type="string" calcext:value-type="string">
            <text:p>Alright. Thanks. Oh for.</text:p>
          </table:table-cell>
          <table:table-cell office:value-type="float" office:value="7" calcext:value-type="float">
            <text:p>7</text:p>
          </table:table-cell>
          <table:table-cell table:number-columns-repeated="5"/>
        </table:table-row>
        <table:table-row table:style-name="ro1">
          <table:table-cell office:value-type="string" calcext:value-type="string">
            <text:p>/home/anthony/trunk-recorder/trunk-recorder/bloom/2021/7/27/48-21520-1627402433_851962500.wav</text:p>
          </table:table-cell>
          <table:table-cell/>
          <table:table-cell office:value-type="string" calcext:value-type="string">
            <text:p>GARBLED INDISCERNABLE INDISCERNABLE INDISCERNABLE INDISCERNABLE</text:p>
          </table:table-cell>
          <table:table-cell office:value-type="string" calcext:value-type="string">
            <text:p>Okay. Mhm.</text:p>
          </table:table-cell>
          <table:table-cell table:number-columns-repeated="6"/>
        </table:table-row>
        <table:table-row table:style-name="ro1">
          <table:table-cell office:value-type="string" calcext:value-type="string">
            <text:p>/home/anthony/trunk-recorder/trunk-recorder/bloom/2021/7/27/49-21520-1627402397_851962500.wav</text:p>
          </table:table-cell>
          <table:table-cell/>
          <table:table-cell office:value-type="string" calcext:value-type="string">
            <text:p>Just checking to make sure it was the same window. It is the same from yesterday. Uh, we’re clear.</text:p>
          </table:table-cell>
          <table:table-cell office:value-type="string" calcext:value-type="string">
            <text:p>Make sure the same window, it is the same from yesterday. Uh, one month.</text:p>
          </table:table-cell>
          <table:table-cell office:value-type="float" office:value="19" calcext:value-type="float">
            <text:p>19</text:p>
          </table:table-cell>
          <table:table-cell table:number-columns-repeated="5"/>
        </table:table-row>
        <table:table-row table:style-name="ro1">
          <table:table-cell office:value-type="string" calcext:value-type="string">
            <text:p>/home/anthony/trunk-recorder/trunk-recorder/bloom/2021/7/27/50-21520-1627401558_851962500.wav</text:p>
          </table:table-cell>
          <table:table-cell/>
          <table:table-cell office:value-type="string" calcext:value-type="string">
            <text:p>108 IU, damaged property. INDISCERNABLE INDISCERNABLE. INDISCERNABLE 5. You know at the library reference a shattered window, it will be the third floor south side. They need a report in order for them to be able to replace the window. IU 115, uh, there was a report taken on that matter yesterday, uh, would you be able to advise them that that was already handled. IU 808, INDISCERNABLE we have just. 808</text:p>
          </table:table-cell>
          <table:table-cell office:value-type="string" calcext:value-type="string">
            <text:p>10 iU damaged property. 115 Clear 15. You know the library reference a shatter window. You'll be the third floor found side they need to report in order for them to be able to replace the window. 115. Uh there was a report taken on that matter yesterday. Uh would you be able to advise them that that was already handled? How are you shit? Is that right?</text:p>
          </table:table-cell>
          <table:table-cell office:value-type="float" office:value="72" calcext:value-type="float">
            <text:p>72</text:p>
          </table:table-cell>
          <table:table-cell office:value-type="float" office:value="68" calcext:value-type="float">
            <text:p>68</text:p>
          </table:table-cell>
          <table:table-cell table:number-columns-repeated="4"/>
        </table:table-row>
        <table:table-row table:style-name="ro1">
          <table:table-cell office:value-type="string" calcext:value-type="string">
            <text:p>/home/anthony/trunk-recorder/trunk-recorder/bloom/2021/7/27/51-21516-1627402307_851962500.wav</text:p>
          </table:table-cell>
          <table:table-cell table:number-columns-repeated="9"/>
        </table:table-row>
        <table:table-row table:style-name="ro1">
          <table:table-cell office:value-type="string" calcext:value-type="string">
            <text:p>/home/anthony/trunk-recorder/trunk-recorder/bloom/2021/7/27/52-21520-1627400425_852400000.wav</text:p>
          </table:table-cell>
          <table:table-cell table:number-columns-repeated="9"/>
        </table:table-row>
        <table:table-row table:style-name="ro1">
          <table:table-cell office:value-type="string" calcext:value-type="string">
            <text:p>/home/anthony/trunk-recorder/trunk-recorder/bloom/2021/7/27/53-21516-1627402146_851962500.wav</text:p>
          </table:table-cell>
          <table:table-cell table:number-columns-repeated="9"/>
        </table:table-row>
        <table:table-row table:style-name="ro1">
          <table:table-cell office:value-type="string" calcext:value-type="string">
            <text:p>/home/anthony/trunk-recorder/trunk-recorder/bloom/2021/7/27/54-21516-1627402972_851962500.wav</text:p>
          </table:table-cell>
          <table:table-cell table:number-columns-repeated="9"/>
        </table:table-row>
        <table:table-row table:style-name="ro1">
          <table:table-cell office:value-type="string" calcext:value-type="string">
            <text:p>/home/anthony/trunk-recorder/trunk-recorder/bloom/2021/7/27/55-21520-1627400664_852400000.wav</text:p>
          </table:table-cell>
          <table:table-cell table:number-columns-repeated="9"/>
        </table:table-row>
        <table:table-row table:style-name="ro1">
          <table:table-cell office:value-type="string" calcext:value-type="string">
            <text:p>/home/anthony/trunk-recorder/trunk-recorder/bloom/2021/7/27/56-21520-1627401986_852400000.wav</text:p>
          </table:table-cell>
          <table:table-cell table:number-columns-repeated="9"/>
        </table:table-row>
        <table:table-row table:style-name="ro1">
          <table:table-cell office:value-type="string" calcext:value-type="string">
            <text:p>/home/anthony/trunk-recorder/trunk-recorder/bloom/2021/7/27/57-21517-1627400233_851962500.wav</text:p>
          </table:table-cell>
          <table:table-cell table:number-columns-repeated="9"/>
        </table:table-row>
        <table:table-row table:style-name="ro1">
          <table:table-cell office:value-type="string" calcext:value-type="string">
            <text:p>/home/anthony/trunk-recorder/trunk-recorder/bloom/2021/7/27/58-21516-1627402108_852400000.wav</text:p>
          </table:table-cell>
          <table:table-cell table:number-columns-repeated="9"/>
        </table:table-row>
        <table:table-row table:style-name="ro1">
          <table:table-cell office:value-type="string" calcext:value-type="string">
            <text:p>/home/anthony/trunk-recorder/trunk-recorder/bloom/2021/7/27/59-21520-1627400837_852400000.wav</text:p>
          </table:table-cell>
          <table:table-cell table:number-columns-repeated="9"/>
        </table:table-row>
        <table:table-row table:style-name="ro1">
          <table:table-cell office:value-type="string" calcext:value-type="string">
            <text:p>/home/anthony/trunk-recorder/trunk-recorder/bloom/2021/7/27/60-21517-1627402846_852400000.wav</text:p>
          </table:table-cell>
          <table:table-cell table:number-columns-repeated="9"/>
        </table:table-row>
        <table:table-row table:style-name="ro1">
          <table:table-cell office:value-type="string" calcext:value-type="string">
            <text:p>/home/anthony/trunk-recorder/trunk-recorder/bloom/2021/7/27/61-21516-1627402079_851962500.wav</text:p>
          </table:table-cell>
          <table:table-cell table:number-columns-repeated="9"/>
        </table:table-row>
        <table:table-row table:style-name="ro1">
          <table:table-cell office:value-type="string" calcext:value-type="string">
            <text:p>/home/anthony/trunk-recorder/trunk-recorder/bloom/2021/7/27/62-21520-1627402918_852400000.wav</text:p>
          </table:table-cell>
          <table:table-cell table:number-columns-repeated="9"/>
        </table:table-row>
        <table:table-row table:style-name="ro1">
          <table:table-cell office:value-type="string" calcext:value-type="string">
            <text:p>/home/anthony/trunk-recorder/trunk-recorder/bloom/2021/7/27/63-21516-1627401245_852400000.wav</text:p>
          </table:table-cell>
          <table:table-cell table:number-columns-repeated="9"/>
        </table:table-row>
        <table:table-row table:style-name="ro1">
          <table:table-cell office:value-type="string" calcext:value-type="string">
            <text:p>/home/anthony/trunk-recorder/trunk-recorder/bloom/2021/7/27/64-21519-1627400060_852400000.wav</text:p>
          </table:table-cell>
          <table:table-cell table:number-columns-repeated="9"/>
        </table:table-row>
        <table:table-row table:style-name="ro1">
          <table:table-cell office:value-type="string" calcext:value-type="string">
            <text:p>/home/anthony/trunk-recorder/trunk-recorder/bloom/2021/7/27/65-21520-1627401753_851962500.wav</text:p>
          </table:table-cell>
          <table:table-cell table:number-columns-repeated="9"/>
        </table:table-row>
        <table:table-row table:style-name="ro1">
          <table:table-cell office:value-type="string" calcext:value-type="string">
            <text:p>/home/anthony/trunk-recorder/trunk-recorder/bloom/2021/7/27/66-21520-1627400472_851962500.wav</text:p>
          </table:table-cell>
          <table:table-cell table:number-columns-repeated="9"/>
        </table:table-row>
        <table:table-row table:style-name="ro1">
          <table:table-cell office:value-type="string" calcext:value-type="string">
            <text:p>/home/anthony/trunk-recorder/trunk-recorder/bloom/2021/7/27/67-21516-1627400660_851962500.wav</text:p>
          </table:table-cell>
          <table:table-cell table:number-columns-repeated="9"/>
        </table:table-row>
        <table:table-row table:style-name="ro1">
          <table:table-cell office:value-type="string" calcext:value-type="string">
            <text:p>/home/anthony/trunk-recorder/trunk-recorder/bloom/2021/7/27/68-21520-1627400485_852400000.wav</text:p>
          </table:table-cell>
          <table:table-cell table:number-columns-repeated="9"/>
        </table:table-row>
        <table:table-row table:style-name="ro1">
          <table:table-cell office:value-type="string" calcext:value-type="string">
            <text:p>/home/anthony/trunk-recorder/trunk-recorder/bloom/2021/7/27/69-21519-1627401215_851962500.wav</text:p>
          </table:table-cell>
          <table:table-cell table:number-columns-repeated="9"/>
        </table:table-row>
        <table:table-row table:style-name="ro1">
          <table:table-cell office:value-type="string" calcext:value-type="string">
            <text:p>/home/anthony/trunk-recorder/trunk-recorder/bloom/2021/7/27/70-21516-1627401568_852400000.wav</text:p>
          </table:table-cell>
          <table:table-cell table:number-columns-repeated="9"/>
        </table:table-row>
        <table:table-row table:style-name="ro1">
          <table:table-cell office:value-type="string" calcext:value-type="string">
            <text:p>/home/anthony/trunk-recorder/trunk-recorder/bloom/2021/7/27/71-21520-1627401549_851962500.wav</text:p>
          </table:table-cell>
          <table:table-cell table:number-columns-repeated="9"/>
        </table:table-row>
        <table:table-row table:style-name="ro1">
          <table:table-cell office:value-type="string" calcext:value-type="string">
            <text:p>/home/anthony/trunk-recorder/trunk-recorder/bloom/2021/7/27/72-21520-1627401788_852400000.wav</text:p>
          </table:table-cell>
          <table:table-cell table:number-columns-repeated="9"/>
        </table:table-row>
        <table:table-row table:style-name="ro1">
          <table:table-cell office:value-type="string" calcext:value-type="string">
            <text:p>/home/anthony/trunk-recorder/trunk-recorder/bloom/2021/7/27/73-21520-1627401361_852400000.wav</text:p>
          </table:table-cell>
          <table:table-cell table:number-columns-repeated="9"/>
        </table:table-row>
        <table:table-row table:style-name="ro1">
          <table:table-cell office:value-type="string" calcext:value-type="string">
            <text:p>/home/anthony/trunk-recorder/trunk-recorder/bloom/2021/7/27/74-21516-1627402790_851962500.wav</text:p>
          </table:table-cell>
          <table:table-cell table:number-columns-repeated="9"/>
        </table:table-row>
        <table:table-row table:style-name="ro1">
          <table:table-cell office:value-type="string" calcext:value-type="string">
            <text:p>/home/anthony/trunk-recorder/trunk-recorder/bloom/2021/7/27/75-21520-1627401080_851962500.wav</text:p>
          </table:table-cell>
          <table:table-cell table:number-columns-repeated="9"/>
        </table:table-row>
        <table:table-row table:style-name="ro1">
          <table:table-cell office:value-type="string" calcext:value-type="string">
            <text:p>/home/anthony/trunk-recorder/trunk-recorder/bloom/2021/7/27/76-21516-1627402040_851962500.wav</text:p>
          </table:table-cell>
          <table:table-cell table:number-columns-repeated="9"/>
        </table:table-row>
        <table:table-row table:style-name="ro1">
          <table:table-cell office:value-type="string" calcext:value-type="string">
            <text:p>/home/anthony/trunk-recorder/trunk-recorder/bloom/2021/7/27/77-21517-1627401338_852400000.wav</text:p>
          </table:table-cell>
          <table:table-cell table:number-columns-repeated="9"/>
        </table:table-row>
        <table:table-row table:style-name="ro1">
          <table:table-cell office:value-type="string" calcext:value-type="string">
            <text:p>/home/anthony/trunk-recorder/trunk-recorder/bloom/2021/7/27/78-21516-1627401454_851962500.wav</text:p>
          </table:table-cell>
          <table:table-cell table:number-columns-repeated="9"/>
        </table:table-row>
        <table:table-row table:style-name="ro1">
          <table:table-cell office:value-type="string" calcext:value-type="string">
            <text:p>/home/anthony/trunk-recorder/trunk-recorder/bloom/2021/7/27/79-21520-1627401695_852400000.wav</text:p>
          </table:table-cell>
          <table:table-cell table:number-columns-repeated="9"/>
        </table:table-row>
        <table:table-row table:style-name="ro1">
          <table:table-cell office:value-type="string" calcext:value-type="string">
            <text:p>/home/anthony/trunk-recorder/trunk-recorder/bloom/2021/7/27/80-21522-1627400626_852400000.wav</text:p>
          </table:table-cell>
          <table:table-cell/>
          <table:table-cell office:value-type="string" calcext:value-type="string">
            <text:p>GARBLED. TONE. <text:s/>GARBLED. INDISCERNABLE Lot 77 <text:s/>Garden Hill Mobile Home Park EMS charlie, cross of west murrel ave and north curry pike 11 44 hours 6b2</text:p>
          </table:table-cell>
          <table:table-cell office:value-type="string" calcext:value-type="string">
            <text:p>That's Mike. Lot 77 Garden Hill mobile home park E. M. S. Charlie Cross of West Murrell Avenue and North curry pike. 11 44 hours, six D. Two</text:p>
          </table:table-cell>
          <table:table-cell table:number-columns-repeated="6"/>
        </table:table-row>
        <table:table-row table:style-name="ro1">
          <table:table-cell office:value-type="string" calcext:value-type="string">
            <text:p>/home/anthony/trunk-recorder/trunk-recorder/bloom/2021/7/27/81-21522-1627402071_852400000.wav</text:p>
          </table:table-cell>
          <table:table-cell table:number-columns-repeated="9"/>
        </table:table-row>
        <table:table-row table:style-name="ro1">
          <table:table-cell office:value-type="string" calcext:value-type="string">
            <text:p>/home/anthony/trunk-recorder/trunk-recorder/bloom/2021/7/27/82-21522-1627400897_851962500.wav</text:p>
          </table:table-cell>
          <table:table-cell table:number-columns-repeated="9"/>
        </table:table-row>
        <table:table-row table:style-name="ro1">
          <table:table-cell office:value-type="string" calcext:value-type="string">
            <text:p>/home/anthony/trunk-recorder/trunk-recorder/bloom/2021/7/27/83-21528-1627401485_852400000.wav</text:p>
          </table:table-cell>
          <table:table-cell table:number-columns-repeated="9"/>
        </table:table-row>
        <table:table-row table:style-name="ro1">
          <table:table-cell office:value-type="string" calcext:value-type="string">
            <text:p>/home/anthony/trunk-recorder/trunk-recorder/bloom/2021/7/27/84-21522-1627401449_851962500.wav</text:p>
          </table:table-cell>
          <table:table-cell table:number-columns-repeated="9"/>
        </table:table-row>
        <table:table-row table:style-name="ro1">
          <table:table-cell office:value-type="string" calcext:value-type="string">
            <text:p>/home/anthony/trunk-recorder/trunk-recorder/bloom/2021/7/27/85-21528-1627401122_851962500.wav</text:p>
          </table:table-cell>
          <table:table-cell table:number-columns-repeated="9"/>
        </table:table-row>
        <table:table-row table:style-name="ro1">
          <table:table-cell office:value-type="string" calcext:value-type="string">
            <text:p>/home/anthony/trunk-recorder/trunk-recorder/bloom/2021/7/27/86-21528-1627401927_851962500.wav</text:p>
          </table:table-cell>
          <table:table-cell table:number-columns-repeated="9"/>
        </table:table-row>
        <table:table-row table:style-name="ro1">
          <table:table-cell office:value-type="string" calcext:value-type="string">
            <text:p>/home/anthony/trunk-recorder/trunk-recorder/bloom/2021/7/27/87-21528-1627401683_851962500.wav</text:p>
          </table:table-cell>
          <table:table-cell table:number-columns-repeated="9"/>
        </table:table-row>
        <table:table-row table:style-name="ro1">
          <table:table-cell office:value-type="string" calcext:value-type="string">
            <text:p>/home/anthony/trunk-recorder/trunk-recorder/bloom/2021/7/27/88-21522-1627401262_851962500.wav</text:p>
          </table:table-cell>
          <table:table-cell table:number-columns-repeated="9"/>
        </table:table-row>
        <table:table-row table:style-name="ro1">
          <table:table-cell office:value-type="string" calcext:value-type="string">
            <text:p>/home/anthony/trunk-recorder/trunk-recorder/bloom/2021/7/27/89-21528-1627401543_852400000.wav</text:p>
          </table:table-cell>
          <table:table-cell table:number-columns-repeated="9"/>
        </table:table-row>
        <table:table-row table:style-name="ro1">
          <table:table-cell office:value-type="string" calcext:value-type="string">
            <text:p>/home/anthony/trunk-recorder/trunk-recorder/bloom/2021/7/27/90-21522-1627401514_852400000.wav</text:p>
          </table:table-cell>
          <table:table-cell table:number-columns-repeated="9"/>
        </table:table-row>
        <table:table-row table:style-name="ro1">
          <table:table-cell office:value-type="string" calcext:value-type="string">
            <text:p>/home/anthony/trunk-recorder/trunk-recorder/bloom/2021/7/27/91-21528-1627402312_852400000.wav</text:p>
          </table:table-cell>
          <table:table-cell table:number-columns-repeated="9"/>
        </table:table-row>
        <table:table-row table:style-name="ro1">
          <table:table-cell office:value-type="string" calcext:value-type="string">
            <text:p>/home/anthony/trunk-recorder/trunk-recorder/bloom/2021/7/27/92-21528-1627401713_851962500.wav</text:p>
          </table:table-cell>
          <table:table-cell table:number-columns-repeated="9"/>
        </table:table-row>
        <table:table-row table:style-name="ro1">
          <table:table-cell office:value-type="string" calcext:value-type="string">
            <text:p>/home/anthony/trunk-recorder/trunk-recorder/bloom/2021/7/27/93-21528-1627402902_852400000.wav</text:p>
          </table:table-cell>
          <table:table-cell table:number-columns-repeated="9"/>
        </table:table-row>
        <table:table-row table:style-name="ro1">
          <table:table-cell office:value-type="string" calcext:value-type="string">
            <text:p>/home/anthony/trunk-recorder/trunk-recorder/bloom/2021/7/27/94-21528-1627401964_851962500.wav</text:p>
          </table:table-cell>
          <table:table-cell table:number-columns-repeated="9"/>
        </table:table-row>
        <table:table-row table:style-name="ro1">
          <table:table-cell office:value-type="string" calcext:value-type="string">
            <text:p>/home/anthony/trunk-recorder/trunk-recorder/bloom/2021/7/27/95-21526-1627400418_852400000.wav</text:p>
          </table:table-cell>
          <table:table-cell table:number-columns-repeated="9"/>
        </table:table-row>
        <table:table-row table:style-name="ro2">
          <table:table-cell office:value-type="string" calcext:value-type="string">
            <text:p>/home/anthony/trunk-recorder/trunk-recorder/bloom/2021/7/27/96-21522-1627402493_851962500.wav</text:p>
          </table:table-cell>
          <table:table-cell/>
          <table:table-cell office:value-type="string" calcext:value-type="string">
            <text:p>TONE. 208 Indiana railroad bridge o.v.e.r. north adams street, accident with injuries. cross of west fountain drive and west 7<text:span text:style-name="T1">th</text:span> street 1215 hours. Engine 1. Quad 1. Indiana railroad bridge o.v.e.r.  north adams street, accident with injuries, cross of west fountain drive and west 7<text:span text:style-name="T1">th</text:span> street 1215 hours.</text:p>
          </table:table-cell>
          <table:table-cell office:value-type="string" calcext:value-type="string">
            <text:p>208 Indiana Railroad bridge, O. V. E. R. North Adams Street accident with injuries. Cross of West Fountain Drive and West Seventh Street. 12 15 hours. Engine one squad one Indiana Railroad bridge. O. V. E. R. North Adams Street accident with injuries. Cross of West Fountain Drive and West Seventh Street. 12 15 hours</text:p>
          </table:table-cell>
          <table:table-cell table:number-columns-repeated="6"/>
        </table:table-row>
        <table:table-row table:style-name="ro1">
          <table:table-cell office:value-type="string" calcext:value-type="string">
            <text:p>/home/anthony/trunk-recorder/trunk-recorder/bloom/2021/7/27/97-21528-1627401989_851962500.wav</text:p>
          </table:table-cell>
          <table:table-cell table:number-columns-repeated="9"/>
        </table:table-row>
        <table:table-row table:style-name="ro1">
          <table:table-cell office:value-type="string" calcext:value-type="string">
            <text:p>/home/anthony/trunk-recorder/trunk-recorder/bloom/2021/7/27/98-21522-1627402108_851962500.wav</text:p>
          </table:table-cell>
          <table:table-cell table:number-columns-repeated="9"/>
        </table:table-row>
        <table:table-row table:style-name="ro1">
          <table:table-cell office:value-type="string" calcext:value-type="string">
            <text:p>/home/anthony/trunk-recorder/trunk-recorder/bloom/2021/7/27/99-21522-1627402086_852400000.wav</text:p>
          </table:table-cell>
          <table:table-cell table:number-columns-repeated="9"/>
        </table:table-row>
        <table:table-row table:style-name="ro1">
          <table:table-cell office:value-type="string" calcext:value-type="string">
            <text:p>/home/anthony/trunk-recorder/trunk-recorder/bloom/2021/7/27/100-21528-1627401114_852400000.wav</text:p>
          </table:table-cell>
          <table:table-cell table:number-columns-repeated="9"/>
        </table:table-row>
        <table:table-row table:style-name="ro1">
          <table:table-cell office:value-type="string" calcext:value-type="string">
            <text:p>/home/anthony/trunk-recorder/trunk-recorder/bloom/2021/7/27/101-21528-1627401155_852400000.wav</text:p>
          </table:table-cell>
          <table:table-cell table:number-columns-repeated="9"/>
        </table:table-row>
        <table:table-row table:style-name="ro1">
          <table:table-cell office:value-type="string" calcext:value-type="string">
            <text:p>/home/anthony/trunk-recorder/trunk-recorder/bloom/2021/7/27/102-21528-1627402301_852400000.wav</text:p>
          </table:table-cell>
          <table:table-cell table:number-columns-repeated="9"/>
        </table:table-row>
        <table:table-row table:style-name="ro1">
          <table:table-cell office:value-type="string" calcext:value-type="string">
            <text:p>/home/anthony/trunk-recorder/trunk-recorder/bloom/2021/7/27/103-21522-1627400871_851962500.wav</text:p>
          </table:table-cell>
          <table:table-cell table:number-columns-repeated="9"/>
        </table:table-row>
        <table:table-row table:style-name="ro1">
          <table:table-cell office:value-type="string" calcext:value-type="string">
            <text:p>/home/anthony/trunk-recorder/trunk-recorder/bloom/2021/7/27/104-21526-1627400062_851962500.wav</text:p>
          </table:table-cell>
          <table:table-cell table:number-columns-repeated="9"/>
        </table:table-row>
        <table:table-row table:style-name="ro1">
          <table:table-cell office:value-type="string" calcext:value-type="string">
            <text:p>/home/anthony/trunk-recorder/trunk-recorder/bloom/2021/7/27/105-24025-1627400923_851962500.wav</text:p>
          </table:table-cell>
          <table:table-cell table:number-columns-repeated="9"/>
        </table:table-row>
        <table:table-row table:style-name="ro1">
          <table:table-cell office:value-type="string" calcext:value-type="string">
            <text:p>/home/anthony/trunk-recorder/trunk-recorder/bloom/2021/7/27/106-24025-1627400893_852400000.wav</text:p>
          </table:table-cell>
          <table:table-cell table:number-columns-repeated="9"/>
        </table:table-row>
      </table:table>
      <table:table table:name="Sheet3" table:style-name="ta1">
        <table:table-column table:style-name="co6" table:default-cell-style-name="Default"/>
        <table:table-column table:style-name="co4" table:number-columns-repeated="3" table:default-cell-style-name="Default"/>
        <table:table-row table:style-name="ro1">
          <table:table-cell office:value-type="string" calcext:value-type="string">
            <text:p>SHORT, GARBLED</text:p>
          </table:table-cell>
          <table:table-cell table:number-columns-repeated="3"/>
        </table:table-row>
        <table:table-row table:style-name="ro1">
          <table:table-cell table:number-columns-repeated="4"/>
        </table:table-row>
        <table:table-row table:style-name="ro1">
          <table:table-cell office:value-type="string" calcext:value-type="string">
            <text:p>Shades 3 Shades Gate. Shades 3. Choice Mechanical is back again today. He said he was going to be down at the wetlands and wanted to make sure somebody had unlocked it.</text:p>
          </table:table-cell>
          <table:table-cell office:value-type="string" calcext:value-type="string">
            <text:p>SAME</text:p>
          </table:table-cell>
          <table:table-cell office:value-type="string" calcext:value-type="string">
            <text:p>MISSING</text:p>
          </table:table-cell>
          <table:table-cell office:value-type="string" calcext:value-type="string">
            <text:p>INCORRECT</text:p>
          </table:table-cell>
        </table:table-row>
        <table:table-row table:style-name="ro1">
          <table:table-cell office:value-type="string" calcext:value-type="string">
            <text:p>Shades three Shades Gate three choice mechanical is back again today. He said he was gonna be down at the Wetlands and wanted to make sure somebody had unlocked.</text:p>
          </table:table-cell>
          <table:table-cell table:number-columns-repeated="3"/>
        </table:table-row>
        <table:table-row table:style-name="ro1">
          <table:table-cell office:value-type="string" calcext:value-type="string">
            <text:p>SHORT, GARBLED</text:p>
          </table:table-cell>
          <table:table-cell office:value-type="float" office:value="29" calcext:value-type="float">
            <text:p>29</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Showing a 2010 grey toyata prius to a Edwin and Jeanne Marugo Cadenyas out of Indy, showing expiring <text:s/>in 22 of INDISCERNABLE. Check that it’s expired in July 21st 22 INDISCERNABLE. Be advised that 22 then its okay then. That’s afirmative, apologies. 621.</text:p>
          </table:table-cell>
          <table:table-cell table:number-columns-repeated="3"/>
        </table:table-row>
        <table:table-row table:style-name="ro1">
          <table:table-cell office:value-type="string" calcext:value-type="string">
            <text:p>Showing a 2010 gray Toyota Prius to Edwin and G. N. Morocco. Catania's Showing expiring 22 technologies. Check that it's expired in July. I think. Like 22 then. And it's uh it's okay then. That's affirmative. Apologies. 611</text:p>
          </table:table-cell>
          <table:table-cell office:value-type="float" office:value="25" calcext:value-type="float">
            <text:p>25</text:p>
          </table:table-cell>
          <table:table-cell table:number-columns-repeated="2"/>
        </table:table-row>
        <table:table-row table:style-name="ro1">
          <table:table-cell office:value-type="string" calcext:value-type="string">
            <text:p>Leaver 4, main gate. Hey 03815. Leaver 4. Gold medal will be coming back shortly. Thank you Leaver 4 clear. Thank you, main gate clear. <text:s text:c="3"/></text:p>
          </table:table-cell>
          <table:table-cell table:number-columns-repeated="3"/>
        </table:table-row>
        <table:table-row table:style-name="ro1">
          <table:table-cell office:value-type="string" calcext:value-type="string">
            <text:p>Leave it. four main gate Leaper four gold medal will be coming back shortly. Thank you before. Clear. Thank you. Main gate. Clear.</text:p>
          </table:table-cell>
          <table:table-cell office:value-type="float" office:value="19" calcext:value-type="float">
            <text:p>19</text:p>
          </table:table-cell>
          <table:table-cell table:number-columns-repeated="2"/>
        </table:table-row>
        <table:table-row table:style-name="ro1">
          <table:table-cell office:value-type="string" calcext:value-type="string">
            <text:p>Route security, raccon control.</text:p>
          </table:table-cell>
          <table:table-cell table:number-columns-repeated="3"/>
        </table:table-row>
        <table:table-row table:style-name="ro1">
          <table:table-cell office:value-type="string" calcext:value-type="string">
            <text:p>Security right. Can control.</text:p>
          </table:table-cell>
          <table:table-cell office:value-type="float" office:value="2" calcext:value-type="float">
            <text:p>2</text:p>
          </table:table-cell>
          <table:table-cell table:number-columns-repeated="2"/>
        </table:table-row>
        <table:table-row table:style-name="ro1">
          <table:table-cell office:value-type="float" office:value="698" calcext:value-type="float">
            <text:p>698</text:p>
          </table:table-cell>
          <table:table-cell table:number-columns-repeated="3"/>
        </table:table-row>
        <table:table-row table:style-name="ro1">
          <table:table-cell office:value-type="float" office:value="58" calcext:value-type="float">
            <text:p>58</text:p>
          </table:table-cell>
          <table:table-cell office:value-type="float" office:value="0" calcext:value-type="float">
            <text:p>0</text:p>
          </table:table-cell>
          <table:table-cell table:number-columns-repeated="2"/>
        </table:table-row>
        <table:table-row table:style-name="ro1">
          <table:table-cell office:value-type="string" calcext:value-type="string">
            <text:p>Route 30</text:p>
          </table:table-cell>
          <table:table-cell table:number-columns-repeated="3"/>
        </table:table-row>
        <table:table-row table:style-name="ro1">
          <table:table-cell office:value-type="float" office:value="30" calcext:value-type="float">
            <text:p>30</text:p>
          </table:table-cell>
          <table:table-cell office:value-type="float" office:value="2" calcext:value-type="float">
            <text:p>2</text:p>
          </table:table-cell>
          <table:table-cell table:number-columns-repeated="2"/>
        </table:table-row>
        <table:table-row table:style-name="ro1">
          <table:table-cell office:value-type="string" calcext:value-type="string">
            <text:p>with the sheriff’s department , uh, the victim just fell, they were not struck by a vehicle, uh they just scraped their knee and are complaining of some pain, so I am clear on the run, however, I will not be responding.</text:p>
          </table:table-cell>
          <table:table-cell table:number-columns-repeated="3"/>
        </table:table-row>
        <table:table-row table:style-name="ro1">
          <table:table-cell office:value-type="string" calcext:value-type="string">
            <text:p>on the run. However, I will not be</text:p>
          </table:table-cell>
          <table:table-cell office:value-type="float" office:value="5" calcext:value-type="float">
            <text:p>5</text:p>
          </table:table-cell>
          <table:table-cell table:number-columns-repeated="2"/>
        </table:table-row>
        <table:table-row table:style-name="ro1">
          <table:table-cell office:value-type="string" calcext:value-type="string">
            <text:p>SHORT, SILENT</text:p>
          </table:table-cell>
          <table:table-cell table:number-columns-repeated="3"/>
        </table:table-row>
        <table:table-row table:style-name="ro1">
          <table:table-cell office:value-type="string" calcext:value-type="string">
            <text:p><text:s text:c="3"/></text:p>
          </table:table-cell>
          <table:table-cell table:number-columns-repeated="3"/>
        </table:table-row>
        <table:table-row table:style-name="ro1">
          <table:table-cell office:value-type="string" calcext:value-type="string">
            <text:p>GARBLED clear. GARBLED it doesn’t sound like it’s very serious injuries, but I just wanted to let you know. INDISCERNABLE sir thank you.</text:p>
          </table:table-cell>
          <table:table-cell table:number-columns-repeated="3"/>
        </table:table-row>
        <table:table-row table:style-name="ro1">
          <table:table-cell office:value-type="string" calcext:value-type="string">
            <text:p>further it doesn't sound like it's very serious injuries, but I just wanted to let you know. Thank you.</text:p>
          </table:table-cell>
          <table:table-cell table:number-columns-repeated="3"/>
        </table:table-row>
        <table:table-row table:style-name="ro1">
          <table:table-cell office:value-type="string" calcext:value-type="string">
            <text:p>Dispatch, 618. 618. I will be 10 8 from the report. You can go ahead and leave me in this, uh, burglury chat though, I’m going to be in route to the district. Clear. Attention Morton County units, attempt to locate southbound and northbound lane of 67, just north of the south junction, 39 south junction.</text:p>
          </table:table-cell>
          <table:table-cell table:number-columns-repeated="3"/>
        </table:table-row>
        <table:table-row table:style-name="ro1">
          <table:table-cell office:value-type="string" calcext:value-type="string">
            <text:p>Dispatch, 612. 10 41 10 60J. 612.</text:p>
          </table:table-cell>
          <table:table-cell table:number-columns-repeated="3"/>
        </table:table-row>
        <table:table-row table:style-name="ro1">
          <table:table-cell office:value-type="string" calcext:value-type="string">
            <text:p>6 12 10, 41, 10 6 p. K. Thanks. Bye.</text:p>
          </table:table-cell>
          <table:table-cell table:number-columns-repeated="3"/>
        </table:table-row>
        <table:table-row table:style-name="ro1">
          <table:table-cell office:value-type="string" calcext:value-type="string">
            <text:p>10 14 37, accident with injuries. 02. <text:s/>Send it. 8th and Adams Street, the bridge over the railroad tracks. Trash truck struck the bridge over Adams, believe somebody is holding a rag over somebody’s head, believes there’s injuries. 02.</text:p>
          </table:table-cell>
          <table:table-cell table:number-columns-repeated="3"/>
        </table:table-row>
        <table:table-row table:style-name="ro1">
          <table:table-cell office:value-type="string" calcext:value-type="string">
            <text:p>1437 Accident with injuries. Peyton Adams Street, the bridge over the railroad tracks, try struck struck the bridge over Adams. Somebody's holding a rag over somebody's head and believe there's injuries.</text:p>
          </table:table-cell>
          <table:table-cell table:number-columns-repeated="3"/>
        </table:table-row>
        <table:table-row table:style-name="ro1">
          <table:table-cell office:value-type="string" calcext:value-type="string">
            <text:p>SHORT, GARBLED</text:p>
          </table:table-cell>
          <table:table-cell table:number-columns-repeated="3"/>
        </table:table-row>
        <table:table-row table:style-name="ro1">
          <table:table-cell office:value-type="string" calcext:value-type="string">
            <text:p>Okay.</text:p>
          </table:table-cell>
          <table:table-cell table:number-columns-repeated="3"/>
        </table:table-row>
        <table:table-row table:style-name="ro1">
          <table:table-cell office:value-type="string" calcext:value-type="string">
            <text:p>Bloomington North 1723. North ,1723. Could you go ahead and setup the on call, um it’s uh, uh driver side rear wheel damage.</text:p>
          </table:table-cell>
          <table:table-cell table:number-columns-repeated="3"/>
        </table:table-row>
        <table:table-row table:style-name="ro1">
          <table:table-cell office:value-type="string" calcext:value-type="string">
            <text:p>1511, INDISCERNABLE, <text:s/>I am being advised, being advised the city of Bloomington utilities is blowing out the hydrants in the area. 10 4, thank you.</text:p>
          </table:table-cell>
          <table:table-cell table:number-columns-repeated="3"/>
        </table:table-row>
        <table:table-row table:style-name="ro1">
          <table:table-cell office:value-type="string" calcext:value-type="string">
            <text:p>15 11, I'm being advised being advised, the city of Bloomington utilities is um blowing out the hydrants in the area. 10 4. Thank you.</text:p>
          </table:table-cell>
          <table:table-cell table:number-columns-repeated="3"/>
        </table:table-row>
        <table:table-row table:style-name="ro1">
          <table:table-cell office:value-type="string" calcext:value-type="string">
            <text:p>76, shelter. Shelter go ahead. I’m on Curry Pike, I think it might be the same beagle that was just at the Roll Ave, and if it is I’m going to go ahead and bring him in. I’m heading back to doggy do’s and cats too to see if this is the same dog. 10 4. If it is, the dog was here in the shelter, I believe, last week or within the last two weeks as well. Do you remember what it looked like? I don’t believe I would, no. 10 4. 76 clear, Ill keep you posted. 10 4 shelter clear. 71 to 76. Go ahead. Go ahead 71. Pretty sure I picked up a beagle at doggy dos at least GARBLED. 10 9. pretty sure I picked up a beagle <text:s/>at doggy dos at least twice in the past, 76 clear. </text:p>
          </table:table-cell>
          <table:table-cell table:number-columns-repeated="3"/>
        </table:table-row>
        <table:table-row table:style-name="ro1">
          <table:table-cell office:value-type="string" calcext:value-type="string">
            <text:p>76 shelter shelter. Go ahead, pike. I think it might be the same beagle. It was just at the role avenue. Yes, it is. I'm gonna go ahead and bring him in. I'm heading back to um doggy dos and cats too. To see if this is the same dog. 10 4 If it is. The dog was here in the shelter I believe last week or within the last two weeks as well. Do you remember what it looked like? I don't believe I would know. 10 476 Clear. I'll keep you posted. 10 4 shelter clear. 7176. Go ahead. Go ahead. 7 1. I'm pretty sure I picked up a beagle at doggie dooz 42.49s - 43.3s Confidence: 46.10% . At least can I pretty sure I picked up a beagle at doggie dooz. At least twice in the past 76</text:p>
          </table:table-cell>
          <table:table-cell table:number-columns-repeated="3"/>
        </table:table-row>
        <table:table-row table:style-name="ro1">
          <table:table-cell office:value-type="string" calcext:value-type="string">
            <text:p>Shelter 71 and 73 are 10 8. 10 4, Shelter clear.</text:p>
          </table:table-cell>
          <table:table-cell table:number-columns-repeated="3"/>
        </table:table-row>
        <table:table-row table:style-name="ro1">
          <table:table-cell office:value-type="string" calcext:value-type="string">
            <text:p>Filter 7173 or 10 8, 10 4 shelter clear.</text:p>
          </table:table-cell>
          <table:table-cell table:number-columns-repeated="3"/>
        </table:table-row>
        <table:table-row table:style-name="ro1">
          <table:table-cell office:value-type="string" calcext:value-type="string">
            <text:p>INDISCERNABLE. 33 18, 10 8</text:p>
          </table:table-cell>
          <table:table-cell table:number-columns-repeated="3"/>
        </table:table-row>
        <table:table-row table:style-name="ro1">
          <table:table-cell office:value-type="string" calcext:value-type="string">
            <text:p>1627 Bloomington. Signal 6</text:p>
          </table:table-cell>
          <table:table-cell table:number-columns-repeated="3"/>
        </table:table-row>
        <table:table-row table:style-name="ro1">
          <table:table-cell office:value-type="string" calcext:value-type="string">
            <text:p>1527. Let me just signal stick.</text:p>
          </table:table-cell>
          <table:table-cell table:number-columns-repeated="3"/>
        </table:table-row>
        <table:table-row table:style-name="ro1">
          <table:table-cell office:value-type="string" calcext:value-type="string">
            <text:p>Bloomington 33 33, Ill be 10 7. <text:s/>Signal 5. 33 33. I will be 10 8 from the report. You can go ahead and leave me in this, uh, burglury chat though, I’m going to be in route to the district. Clear. Attention Morton County units, attempt to locate southbound and northbound lane of 67, just north of the south junction, 39 south junction.</text:p>
          </table:table-cell>
          <table:table-cell table:number-columns-repeated="3"/>
        </table:table-row>
        <table:table-row table:style-name="ro1">
          <table:table-cell office:value-type="string" calcext:value-type="string">
            <text:p>Lowington 33 33. That'll be 10 7 Signal. Five 33 33. I'll be 10 8 in the report. You go ahead and leave engine morgan County Units. I'm located Southbound and Northbound Lane or 67. Just north of the South Junction. South Junction. Yeah.</text:p>
          </table:table-cell>
          <table:table-cell table:number-columns-repeated="3"/>
        </table:table-row>
        <table:table-row table:style-name="ro1">
          <table:table-cell office:value-type="string" calcext:value-type="string">
            <text:p>730, Shelter. Go ahead. 73 and 71 are 10 7 at wildcare.</text:p>
          </table:table-cell>
          <table:table-cell table:number-columns-repeated="3"/>
        </table:table-row>
        <table:table-row table:style-name="ro1">
          <table:table-cell office:value-type="string" calcext:value-type="string">
            <text:p>7 30 Shelter. Go ahead. 7371 R. 10 7. At Wellcare. 10 4.</text:p>
          </table:table-cell>
          <table:table-cell table:number-columns-repeated="3"/>
        </table:table-row>
        <table:table-row table:style-name="ro1">
          <table:table-cell office:value-type="string" calcext:value-type="string">
            <text:p>1639. 1639. INDISCERNABLE taking the call. I’m going to be out at 1110 north cress ave, or maybe 204.</text:p>
          </table:table-cell>
          <table:table-cell table:number-columns-repeated="3"/>
        </table:table-row>
        <table:table-row table:style-name="ro1">
          <table:table-cell office:value-type="string" calcext:value-type="string">
            <text:p>Which extension do you need me to call in on? 3305</text:p>
          </table:table-cell>
          <table:table-cell table:number-columns-repeated="3"/>
        </table:table-row>
        <table:table-row table:style-name="ro1">
          <table:table-cell office:value-type="string" calcext:value-type="string">
            <text:p>Calling On 3305.</text:p>
          </table:table-cell>
          <table:table-cell table:number-columns-repeated="3"/>
        </table:table-row>
        <table:table-row table:style-name="ro1">
          <table:table-cell office:value-type="string" calcext:value-type="string">
            <text:p>1402, 1437. Suspicious activity. Bloomington 14 14. If that’s 129 were not going to respond to that. 1402, 1437, disregard. 02.</text:p>
          </table:table-cell>
          <table:table-cell table:number-columns-repeated="3"/>
        </table:table-row>
        <table:table-row table:style-name="ro1">
          <table:table-cell office:value-type="string" calcext:value-type="string">
            <text:p>1402 1437 suspicious activity. The 14, 14, 29, we're not gonna respond to that 14,</text:p>
          </table:table-cell>
          <table:table-cell table:number-columns-repeated="3"/>
        </table:table-row>
        <table:table-row table:style-name="ro1">
          <table:table-cell office:value-type="string" calcext:value-type="string">
            <text:p>Shelter to ACO. Does someone have the chance to swing by facilities and pick up <text:s/>some more masks, that would be great, thank you. 71 and 73 can grab them. 10 4, thanks. </text:p>
          </table:table-cell>
          <table:table-cell table:number-columns-repeated="3"/>
        </table:table-row>
        <table:table-row table:style-name="ro1">
          <table:table-cell office:value-type="string" calcext:value-type="string">
            <text:p>shelter to a C. E O S. If someone has a chance to swing by facilities and pick up some more masks. That would be great. Thank you. 7173 Thanks.</text:p>
          </table:table-cell>
          <table:table-cell table:number-columns-repeated="3"/>
        </table:table-row>
        <table:table-row table:style-name="ro1">
          <table:table-cell office:value-type="string" calcext:value-type="string">
            <text:p>IU 604 be back in service. 604</text:p>
          </table:table-cell>
          <table:table-cell table:number-columns-repeated="3"/>
        </table:table-row>
        <table:table-row table:style-name="ro1">
          <table:table-cell office:value-type="string" calcext:value-type="string">
            <text:p>GARBLED INDISCERNABLE INDISCERNABLE INDISCERNABLE INDISCERNABLE</text:p>
          </table:table-cell>
          <table:table-cell table:number-columns-repeated="3"/>
        </table:table-row>
        <table:table-row table:style-name="ro1">
          <table:table-cell office:value-type="string" calcext:value-type="string">
            <text:p>Okay. Mhm.</text:p>
          </table:table-cell>
          <table:table-cell table:number-columns-repeated="3"/>
        </table:table-row>
        <table:table-row table:style-name="ro1">
          <table:table-cell office:value-type="string" calcext:value-type="string">
            <text:p>108 IU, damaged property. INDISCERNABLE INDISCERNABLE. INDISCERNABLE 5. You know at the library reference a shattered window, it will be the third floor south side. They need a report in order for them to be able to replace the window. IU 115, uh, there was a report taken on that matter yesterday, uh, would you be able to advise them that that was already handled. IU 808, INDISCERNABLE we have just. 808</text:p>
          </table:table-cell>
          <table:table-cell table:number-columns-repeated="3"/>
        </table:table-row>
        <table:table-row table:style-name="ro1">
          <table:table-cell office:value-type="string" calcext:value-type="string">
            <text:p>10 iU damaged property. 115 Clear 15. You know the library reference a shatter window. You'll be the third floor found side they need to report in order for them to be able to replace the window. 115. Uh there was a report taken on that matter yesterday. Uh would you be able to advise them that that was already handled? How are you shit? Is that right?</text:p>
          </table:table-cell>
          <table:table-cell table:number-columns-repeated="3"/>
        </table:table-row>
        <table:table-row table:style-name="ro1">
          <table:table-cell table:formula="of:=[$Sheet1.C53]" office:value-type="float" office:value="0" calcext:value-type="float">
            <text:p>0</text:p>
          </table:table-cell>
          <table:table-cell table:number-columns-repeated="3"/>
        </table:table-row>
        <table:table-row table:style-name="ro1">
          <table:table-cell table:formula="of:=[$Sheet1.D53]" office:value-type="float" office:value="0" calcext:value-type="float">
            <text:p>0</text:p>
          </table:table-cell>
          <table:table-cell table:number-columns-repeated="3"/>
        </table:table-row>
        <table:table-row table:style-name="ro1">
          <table:table-cell table:formula="of:=[$Sheet1.C55]" office:value-type="float" office:value="0" calcext:value-type="float">
            <text:p>0</text:p>
          </table:table-cell>
          <table:table-cell table:number-columns-repeated="3"/>
        </table:table-row>
        <table:table-row table:style-name="ro1">
          <table:table-cell table:formula="of:=[$Sheet1.C56]" office:value-type="float" office:value="0" calcext:value-type="float">
            <text:p>0</text:p>
          </table:table-cell>
          <table:table-cell table:number-columns-repeated="3"/>
        </table:table-row>
        <table:table-row table:style-name="ro1">
          <table:table-cell table:formula="of:=[$Sheet1.D56]" office:value-type="float" office:value="0" calcext:value-type="float">
            <text:p>0</text:p>
          </table:table-cell>
          <table:table-cell table:number-columns-repeated="3"/>
        </table:table-row>
        <table:table-row table:style-name="ro1">
          <table:table-cell table:formula="of:=[$Sheet1.C58]" office:value-type="float" office:value="0" calcext:value-type="float">
            <text:p>0</text:p>
          </table:table-cell>
          <table:table-cell table:number-columns-repeated="3"/>
        </table:table-row>
        <table:table-row table:style-name="ro1">
          <table:table-cell table:formula="of:=[$Sheet1.D58]" office:value-type="float" office:value="0" calcext:value-type="float">
            <text:p>0</text:p>
          </table:table-cell>
          <table:table-cell table:number-columns-repeated="3"/>
        </table:table-row>
        <table:table-row table:style-name="ro1">
          <table:table-cell table:formula="of:=[$Sheet1.C60]" office:value-type="float" office:value="0" calcext:value-type="float">
            <text:p>0</text:p>
          </table:table-cell>
          <table:table-cell table:number-columns-repeated="3"/>
        </table:table-row>
        <table:table-row table:style-name="ro1">
          <table:table-cell table:formula="of:=[$Sheet1.D60]" office:value-type="float" office:value="0" calcext:value-type="float">
            <text:p>0</text:p>
          </table:table-cell>
          <table:table-cell table:number-columns-repeated="3"/>
        </table:table-row>
        <table:table-row table:style-name="ro1">
          <table:table-cell table:formula="of:=[$Sheet1.C62]" office:value-type="float" office:value="0" calcext:value-type="float">
            <text:p>0</text:p>
          </table:table-cell>
          <table:table-cell table:number-columns-repeated="3"/>
        </table:table-row>
        <table:table-row table:style-name="ro1">
          <table:table-cell table:formula="of:=[$Sheet1.C63]" office:value-type="float" office:value="0" calcext:value-type="float">
            <text:p>0</text:p>
          </table:table-cell>
          <table:table-cell table:number-columns-repeated="3"/>
        </table:table-row>
        <table:table-row table:style-name="ro1">
          <table:table-cell table:formula="of:=[$Sheet1.D63]" office:value-type="float" office:value="0" calcext:value-type="float">
            <text:p>0</text:p>
          </table:table-cell>
          <table:table-cell table:number-columns-repeated="3"/>
        </table:table-row>
        <table:table-row table:style-name="ro1">
          <table:table-cell table:formula="of:=[$Sheet1.C65]" office:value-type="float" office:value="0" calcext:value-type="float">
            <text:p>0</text:p>
          </table:table-cell>
          <table:table-cell table:number-columns-repeated="3"/>
        </table:table-row>
        <table:table-row table:style-name="ro1">
          <table:table-cell table:formula="of:=[$Sheet1.D65]" office:value-type="float" office:value="0" calcext:value-type="float">
            <text:p>0</text:p>
          </table:table-cell>
          <table:table-cell table:number-columns-repeated="3"/>
        </table:table-row>
        <table:table-row table:style-name="ro1">
          <table:table-cell table:formula="of:=[$Sheet1.C67]" office:value-type="float" office:value="0" calcext:value-type="float">
            <text:p>0</text:p>
          </table:table-cell>
          <table:table-cell table:number-columns-repeated="3"/>
        </table:table-row>
        <table:table-row table:style-name="ro1">
          <table:table-cell table:formula="of:=[$Sheet1.D67]" office:value-type="float" office:value="0" calcext:value-type="float">
            <text:p>0</text:p>
          </table:table-cell>
          <table:table-cell table:number-columns-repeated="3"/>
        </table:table-row>
        <table:table-row table:style-name="ro1">
          <table:table-cell table:formula="of:=[$Sheet1.C69]" office:value-type="float" office:value="0" calcext:value-type="float">
            <text:p>0</text:p>
          </table:table-cell>
          <table:table-cell table:number-columns-repeated="3"/>
        </table:table-row>
        <table:table-row table:style-name="ro1">
          <table:table-cell table:formula="of:=[$Sheet1.C70]" office:value-type="float" office:value="0" calcext:value-type="float">
            <text:p>0</text:p>
          </table:table-cell>
          <table:table-cell table:number-columns-repeated="3"/>
        </table:table-row>
        <table:table-row table:style-name="ro1">
          <table:table-cell table:formula="of:=[$Sheet1.D70]" office:value-type="float" office:value="0" calcext:value-type="float">
            <text:p>0</text:p>
          </table:table-cell>
          <table:table-cell table:number-columns-repeated="3"/>
        </table:table-row>
        <table:table-row table:style-name="ro1">
          <table:table-cell table:formula="of:=[$Sheet1.C72]" office:value-type="float" office:value="0" calcext:value-type="float">
            <text:p>0</text:p>
          </table:table-cell>
          <table:table-cell table:number-columns-repeated="3"/>
        </table:table-row>
        <table:table-row table:style-name="ro1">
          <table:table-cell table:formula="of:=[$Sheet1.D72]" office:value-type="float" office:value="0" calcext:value-type="float">
            <text:p>0</text:p>
          </table:table-cell>
          <table:table-cell table:number-columns-repeated="3"/>
        </table:table-row>
        <table:table-row table:style-name="ro1">
          <table:table-cell table:formula="of:=[$Sheet1.C74]" office:value-type="float" office:value="0" calcext:value-type="float">
            <text:p>0</text:p>
          </table:table-cell>
          <table:table-cell table:number-columns-repeated="3"/>
        </table:table-row>
        <table:table-row table:style-name="ro1">
          <table:table-cell table:formula="of:=[$Sheet1.D74]" office:value-type="float" office:value="0" calcext:value-type="float">
            <text:p>0</text:p>
          </table:table-cell>
          <table:table-cell table:number-columns-repeated="3"/>
        </table:table-row>
        <table:table-row table:style-name="ro1">
          <table:table-cell table:formula="of:=[$Sheet1.C76]" office:value-type="float" office:value="0" calcext:value-type="float">
            <text:p>0</text:p>
          </table:table-cell>
          <table:table-cell table:number-columns-repeated="3"/>
        </table:table-row>
        <table:table-row table:style-name="ro1">
          <table:table-cell table:formula="of:=[$Sheet1.C77]" office:value-type="float" office:value="0" calcext:value-type="float">
            <text:p>0</text:p>
          </table:table-cell>
          <table:table-cell table:number-columns-repeated="3"/>
        </table:table-row>
        <table:table-row table:style-name="ro1">
          <table:table-cell table:formula="of:=[$Sheet1.D77]" office:value-type="float" office:value="0" calcext:value-type="float">
            <text:p>0</text:p>
          </table:table-cell>
          <table:table-cell table:number-columns-repeated="3"/>
        </table:table-row>
      </table:table>
      <table:table table:name="Sheet4" table:style-name="ta1">
        <table:table-column table:style-name="co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8">00/00/0000</text:date>, <text:time style:data-style-name="N2" text:time-value="08:30:15.50711003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7T12:38:53.368341403</meta:creation-date>
    <dc:date>2021-07-28T12:00:22.102884454</dc:date>
    <meta:editing-duration>PT5H7M20S</meta:editing-duration>
    <meta:editing-cycles>115</meta:editing-cycles>
    <meta:generator>LibreOffice/6.0.7.3$Linux_X86_64 LibreOffice_project/00m0$Build-3</meta:generator>
    <meta:document-statistic meta:table-count="3" meta:cell-count="363" meta:object-count="0"/>
  </office:meta>
</office:document-meta>
</file>